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fo:border-left="0.06pt solid #000000" fo:border-right="none" fo:border-top="none"/>
    </style:style>
    <style:style style:name="ce81" style:family="table-cell" style:parent-style-name="Default">
      <style:table-cell-properties fo:border-bottom="0.06pt solid #000000" fo:border-left="0.06pt solid #000000" fo:border-right="none" fo:border-top="none"/>
    </style:style>
    <style:style style:name="ce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06pt solid #000000" fo:border-left="none" fo:border-right="none" fo:border-top="none"/>
    </style:style>
    <style:style style:name="ce1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7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normal" style:font-weight-asian="normal" style:font-weight-complex="normal"/>
    </style:style>
    <style:style style:name="ce34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6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7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8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9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8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0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0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3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4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6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 style:data-style-name="N61">
      <style:table-cell-properties fo:border="0.06pt solid #000000"/>
      <style:text-properties fo:font-weight="normal" style:font-weight-asian="normal" style:font-weight-complex="normal"/>
    </style:style>
    <style:style style:name="ce493" style:family="table-cell" style:parent-style-name="Default" style:data-style-name="N61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5-07-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0"/>
        <table:table-column table:style-name="co1" table:number-columns-repeated="2" table:default-cell-style-name="Default"/>
        <table:table-column table:style-name="co1" table:number-columns-repeated="4" table:default-cell-style-name="ce162"/>
        <table:table-column table:style-name="co1" table:default-cell-style-name="ce165"/>
        <table:table-column table:style-name="co1" table:default-cell-style-name="ce167"/>
        <table:table-column table:style-name="co1" table:number-columns-repeated="3" table:default-cell-style-name="ce168"/>
        <table:table-column table:style-name="co5" table:default-cell-style-name="ce168"/>
        <table:table-column table:style-name="co1" table:default-cell-style-name="ce172"/>
        <table:table-column table:style-name="co1" table:default-cell-style-name="ce167"/>
        <table:table-row table:style-name="ro1" table:number-rows-repeated="3">
          <table:table-cell table:number-columns-repeated="3"/>
          <table:table-cell table:style-name="Default"/>
          <table:table-cell table:number-columns-repeated="2"/>
          <table:table-cell table:style-name="Default"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7"/>
          <table:table-cell table:style-name="ce169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4" table:number-rows-spanned="1">
            <text:p>Valoración subjetiva</text:p>
          </table:table-cell>
          <table:covered-table-cell table:style-name="ce2"/>
          <table:covered-table-cell table:number-columns-repeated="2" table:style-name="ce1"/>
          <table:table-cell table:style-name="ce328" office:value-type="string" calcext:value-type="string" table:number-columns-spanned="6" table:number-rows-spanned="1">
            <text:p>Hermitian Trained AE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28" office:value-type="string" calcext:value-type="string" table:number-columns-spanned="6" table:number-rows-spanned="1">
            <text:p>2= ICRA22 original AE</text:p>
          </table:table-cell>
          <table:covered-table-cell table:number-columns-repeated="2" table:style-name="ce1"/>
          <table:covered-table-cell table:style-name="ce328"/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ce3" office:value-type="string" calcext:value-type="string">
            <text:p>Posición</text:p>
          </table:table-cell>
          <table:table-cell table:style-name="ce46" office:value-type="string" calcext:value-type="string">
            <text:p>End Poss</text:p>
          </table:table-cell>
          <table:table-cell table:style-name="ce46" office:value-type="string" calcext:value-type="string">
            <text:p>Estilo</text:p>
          </table:table-cell>
          <table:table-cell table:style-name="ce116" office:value-type="string" calcext:value-type="string">
            <text:p>Velocidad</text:p>
          </table:table-cell>
          <table:table-cell table:style-name="ce160" office:value-type="string" calcext:value-type="string">
            <text:p>CL</text:p>
          </table:table-cell>
          <table:table-cell table:style-name="ce160" office:value-type="string" calcext:value-type="string">
            <text:p>SL</text:p>
          </table:table-cell>
          <table:table-cell table:style-name="ce160" office:value-type="string" calcext:value-type="string">
            <text:p>Vel</text:p>
          </table:table-cell>
          <table:table-cell table:style-name="ce160" office:value-type="string" calcext:value-type="string">
            <text:p>Poss</text:p>
          </table:table-cell>
          <table:table-cell table:style-name="ce163" office:value-type="string" calcext:value-type="string">
            <text:p>End Poss</text:p>
          </table:table-cell>
          <table:table-cell table:style-name="ce166" office:value-type="string" calcext:value-type="string">
            <text:p>Total</text:p>
          </table:table-cell>
          <table:table-cell table:style-name="ce166" office:value-type="string" calcext:value-type="string">
            <text:p>CL2</text:p>
          </table:table-cell>
          <table:table-cell table:style-name="ce166" office:value-type="string" calcext:value-type="string">
            <text:p>SL2</text:p>
          </table:table-cell>
          <table:table-cell table:style-name="ce166" office:value-type="string" calcext:value-type="string">
            <text:p>Vel2</text:p>
          </table:table-cell>
          <table:table-cell table:style-name="ce166" office:value-type="string" calcext:value-type="string">
            <text:p>Poss2</text:p>
          </table:table-cell>
          <table:table-cell table:style-name="ce170" office:value-type="string" calcext:value-type="string">
            <text:p>End Poss2</text:p>
          </table:table-cell>
          <table:table-cell table:style-name="ce166" office:value-type="string" calcext:value-type="string">
            <text:p>Total</text:p>
          </table:table-cell>
        </table:table-row>
        <table:table-row table:style-name="ro2">
          <table:table-cell/>
          <table:table-cell table:style-name="ce1" office:value-type="string" calcext:value-type="string">
            <text:p>Trayectorias</text:p>
          </table:table-cell>
          <table:table-cell table:style-name="ce4" office:value-type="float" office:value="2" calcext:value-type="float">
            <text:p>2</text:p>
          </table:table-cell>
          <table:table-cell table:style-name="ce47" office:value-type="float" office:value="8" calcext:value-type="float">
            <text:p>8</text:p>
          </table:table-cell>
          <table:table-cell table:style-name="ce82" office:value-type="float" office:value="8" calcext:value-type="float">
            <text:p>8</text:p>
          </table:table-cell>
          <table:table-cell table:style-name="ce117" office:value-type="float" office:value="2" calcext:value-type="float">
            <text:p>2</text:p>
          </table:table-cell>
          <table:table-cell table:style-name="ce161" office:value-type="float" office:value="17.3865902510234" calcext:value-type="float">
            <text:p>17.3865902510234</text:p>
          </table:table-cell>
          <table:table-cell table:style-name="ce161" office:value-type="float" office:value="10.1158057805151" calcext:value-type="float">
            <text:p>10.1158057805151</text:p>
          </table:table-cell>
          <table:table-cell table:style-name="ce161" office:value-type="float" office:value="1.37882279232144" calcext:value-type="float">
            <text:p>1.37882279232144</text:p>
          </table:table-cell>
          <table:table-cell table:style-name="ce161" office:value-type="float" office:value="0.0715769369482172" calcext:value-type="float">
            <text:p>0.071576936948217</text:p>
          </table:table-cell>
          <table:table-cell table:style-name="ce164" office:value-type="float" office:value="1.71526255658871" calcext:value-type="float">
            <text:p>1.71526255658871</text:p>
          </table:table-cell>
          <table:table-cell table:formula="of:=[.G7]+[.H7]+[.I7]+[.J7]+[.K7]" office:value-type="float" office:value="30.6680583173969" calcext:value-type="float">
            <text:p>30.6680583173969</text:p>
          </table:table-cell>
          <table:table-cell table:style-name="ce167" office:value-type="float" office:value="9.91922686807811" calcext:value-type="float">
            <text:p>9.91922686807811</text:p>
          </table:table-cell>
          <table:table-cell table:style-name="ce167" office:value-type="float" office:value="0.948899984359741" calcext:value-type="float">
            <text:p>0.948899984359741</text:p>
          </table:table-cell>
          <table:table-cell table:style-name="ce167" office:value-type="float" office:value="4.10512218464999" calcext:value-type="float">
            <text:p>4.10512218464999</text:p>
          </table:table-cell>
          <table:table-cell table:style-name="ce167" office:value-type="float" office:value="0.0715769369482172" calcext:value-type="float">
            <text:p>0.071576936948217</text:p>
          </table:table-cell>
          <table:table-cell table:style-name="ce171" office:value-type="float" office:value="1.71526255658871" calcext:value-type="float">
            <text:p>1.71526255658871</text:p>
          </table:table-cell>
          <table:table-cell table:formula="of:=[.M7]+[.N7]+[.O7]+[.P7]+[.Q7]" office:value-type="float" office:value="16.7600885306248" calcext:value-type="float">
            <text:p>16.7600885306248</text:p>
          </table:table-cell>
        </table:table-row>
        <table:table-row table:style-name="ro2"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83" office:value-type="float" office:value="8" calcext:value-type="float">
            <text:p>8</text:p>
          </table:table-cell>
          <table:table-cell table:style-name="ce118" office:value-type="float" office:value="2" calcext:value-type="float">
            <text:p>2</text:p>
          </table:table-cell>
          <table:table-cell table:style-name="ce161" office:value-type="float" office:value="0.40970066038426" calcext:value-type="float">
            <text:p>0.40970066038426</text:p>
          </table:table-cell>
          <table:table-cell table:style-name="ce161" office:value-type="float" office:value="2.69739869982004" calcext:value-type="float">
            <text:p>2.69739869982004</text:p>
          </table:table-cell>
          <table:table-cell table:style-name="ce161" office:value-type="float" office:value="4.72146756813126" calcext:value-type="float">
            <text:p>4.72146756813126</text:p>
          </table:table-cell>
          <table:table-cell table:style-name="ce161" office:value-type="float" office:value="0.00988718766750822" calcext:value-type="float">
            <text:p>0.009887187667508</text:p>
          </table:table-cell>
          <table:table-cell table:style-name="ce164" office:value-type="float" office:value="0.0748961087939661" calcext:value-type="float">
            <text:p>0.074896108793966</text:p>
          </table:table-cell>
          <table:table-cell table:formula="of:=[.G8]+[.H8]+[.I8]+[.J8]+[.K8]" office:value-type="float" office:value="7.91335022479703" calcext:value-type="float">
            <text:p>7.91335022479703</text:p>
          </table:table-cell>
          <table:table-cell table:style-name="ce167" office:value-type="float" office:value="0.388627377105877" calcext:value-type="float">
            <text:p>0.388627377105877</text:p>
          </table:table-cell>
          <table:table-cell table:style-name="ce167" office:value-type="float" office:value="2.26097870618105" calcext:value-type="float">
            <text:p>2.26097870618105</text:p>
          </table:table-cell>
          <table:table-cell table:style-name="ce167" office:value-type="float" office:value="4.72146756813126" calcext:value-type="float">
            <text:p>4.72146756813126</text:p>
          </table:table-cell>
          <table:table-cell table:style-name="ce167" office:value-type="float" office:value="0.00988718766750822" calcext:value-type="float">
            <text:p>0.009887187667508</text:p>
          </table:table-cell>
          <table:table-cell table:style-name="ce171" office:value-type="float" office:value="0.0748961087939661" calcext:value-type="float">
            <text:p>0.074896108793966</text:p>
          </table:table-cell>
          <table:table-cell table:formula="of:=[.M8]+[.N8]+[.O8]+[.P8]+[.Q8]" office:value-type="float" office:value="7.45585694787966" calcext:value-type="float">
            <text:p>7.45585694787966</text:p>
          </table:table-cell>
        </table:table-row>
        <table:table-row table:style-name="ro2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49" office:value-type="float" office:value="2" calcext:value-type="float">
            <text:p>2</text:p>
          </table:table-cell>
          <table:table-cell table:style-name="ce84" office:value-type="float" office:value="4" calcext:value-type="float">
            <text:p>4</text:p>
          </table:table-cell>
          <table:table-cell table:style-name="ce119" office:value-type="float" office:value="0" calcext:value-type="float">
            <text:p>0</text:p>
          </table:table-cell>
          <table:table-cell office:value-type="float" office:value="2.96556740067899" calcext:value-type="float">
            <text:p>2.96556740067899</text:p>
          </table:table-cell>
          <table:table-cell office:value-type="float" office:value="3.15455310046673" calcext:value-type="float">
            <text:p>3.15455310046673</text:p>
          </table:table-cell>
          <table:table-cell office:value-type="float" office:value="4.60247301048052" calcext:value-type="float">
            <text:p>4.60247301048052</text:p>
          </table:table-cell>
          <table:table-cell office:value-type="float" office:value="0.0348594052573156" calcext:value-type="float">
            <text:p>0.034859405257316</text:p>
          </table:table-cell>
          <table:table-cell office:value-type="float" office:value="1.00680840480439" calcext:value-type="float">
            <text:p>1.00680840480439</text:p>
          </table:table-cell>
          <table:table-cell table:formula="of:=[.G9]+[.H9]+[.I9]+[.J9]+[.K9]" office:value-type="float" office:value="11.7642613216879" calcext:value-type="float">
            <text:p>11.7642613216879</text:p>
          </table:table-cell>
          <table:table-cell office:value-type="float" office:value="3.09893599478528" calcext:value-type="float">
            <text:p>3.09893599478528</text:p>
          </table:table-cell>
          <table:table-cell office:value-type="float" office:value="2.58452240377665" calcext:value-type="float">
            <text:p>2.58452240377665</text:p>
          </table:table-cell>
          <table:table-cell office:value-type="float" office:value="4.60247301048052" calcext:value-type="float">
            <text:p>4.60247301048052</text:p>
          </table:table-cell>
          <table:table-cell office:value-type="float" office:value="0.0348594052573156" calcext:value-type="float">
            <text:p>0.034859405257316</text:p>
          </table:table-cell>
          <table:table-cell office:value-type="float" office:value="1.00680840480439" calcext:value-type="float">
            <text:p>1.00680840480439</text:p>
          </table:table-cell>
          <table:table-cell table:formula="of:=[.M9]+[.N9]+[.O9]+[.P9]+[.Q9]" office:value-type="float" office:value="11.3275992191042" calcext:value-type="float">
            <text:p>11.3275992191042</text:p>
          </table:table-cell>
        </table:table-row>
        <table:table-row table:style-name="ro2"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50" office:value-type="float" office:value="1" calcext:value-type="float">
            <text:p>1</text:p>
          </table:table-cell>
          <table:table-cell table:style-name="ce85" office:value-type="float" office:value="4" calcext:value-type="float">
            <text:p>4</text:p>
          </table:table-cell>
          <table:table-cell table:style-name="ce120" office:value-type="float" office:value="2" calcext:value-type="float">
            <text:p>2</text:p>
          </table:table-cell>
          <table:table-cell office:value-type="float" office:value="4.02658508392051" calcext:value-type="float">
            <text:p>4.02658508392051</text:p>
          </table:table-cell>
          <table:table-cell office:value-type="float" office:value="1.88596192747355" calcext:value-type="float">
            <text:p>1.88596192747355</text:p>
          </table:table-cell>
          <table:table-cell office:value-type="float" office:value="3.89735150163743" calcext:value-type="float">
            <text:p>3.89735150163743</text:p>
          </table:table-cell>
          <table:table-cell office:value-type="float" office:value="0.0517476606411062" calcext:value-type="float">
            <text:p>0.051747660641106</text:p>
          </table:table-cell>
          <table:table-cell office:value-type="float" office:value="1.40049993650097" calcext:value-type="float">
            <text:p>1.40049993650097</text:p>
          </table:table-cell>
          <table:table-cell table:formula="of:=[.G10]+[.H10]+[.I10]+[.J10]+[.K10]" office:value-type="float" office:value="11.2621461101736" calcext:value-type="float">
            <text:p>11.2621461101736</text:p>
          </table:table-cell>
          <table:table-cell office:value-type="float" office:value="3.24971333611757" calcext:value-type="float">
            <text:p>3.24971333611757</text:p>
          </table:table-cell>
          <table:table-cell office:value-type="float" office:value="1.61074381321669" calcext:value-type="float">
            <text:p>1.61074381321669</text:p>
          </table:table-cell>
          <table:table-cell office:value-type="float" office:value="3.89735150163743" calcext:value-type="float">
            <text:p>3.89735150163743</text:p>
          </table:table-cell>
          <table:table-cell office:value-type="float" office:value="0.0517476606411062" calcext:value-type="float">
            <text:p>0.051747660641106</text:p>
          </table:table-cell>
          <table:table-cell office:value-type="float" office:value="1.40049993650097" calcext:value-type="float">
            <text:p>1.40049993650097</text:p>
          </table:table-cell>
          <table:table-cell table:formula="of:=[.M10]+[.N10]+[.O10]+[.P10]+[.Q10]" office:value-type="float" office:value="10.2100562481138" calcext:value-type="float">
            <text:p>10.2100562481138</text:p>
          </table:table-cell>
        </table:table-row>
        <table:table-row table:style-name="ro2">
          <table:table-cell table:number-columns-repeated="2"/>
          <table:table-cell table:style-name="ce8" office:value-type="float" office:value="8" calcext:value-type="float">
            <text:p>8</text:p>
          </table:table-cell>
          <table:table-cell table:style-name="ce51" office:value-type="float" office:value="7" calcext:value-type="float">
            <text:p>7</text:p>
          </table:table-cell>
          <table:table-cell table:style-name="ce86" office:value-type="float" office:value="5" calcext:value-type="float">
            <text:p>5</text:p>
          </table:table-cell>
          <table:table-cell table:style-name="ce121" office:value-type="float" office:value="2" calcext:value-type="float">
            <text:p>2</text:p>
          </table:table-cell>
          <table:table-cell office:value-type="float" office:value="1.61038522492163" calcext:value-type="float">
            <text:p>1.61038522492163</text:p>
          </table:table-cell>
          <table:table-cell office:value-type="float" office:value="1.8898444250226" calcext:value-type="float">
            <text:p>1.8898444250226</text:p>
          </table:table-cell>
          <table:table-cell office:value-type="float" office:value="3.62347992329323" calcext:value-type="float">
            <text:p>3.62347992329323</text:p>
          </table:table-cell>
          <table:table-cell office:value-type="float" office:value="0.0279480593644718" calcext:value-type="float">
            <text:p>0.027948059364472</text:p>
          </table:table-cell>
          <table:table-cell office:value-type="float" office:value="0.176387042736676" calcext:value-type="float">
            <text:p>0.176387042736676</text:p>
          </table:table-cell>
          <table:table-cell table:formula="of:=[.G11]+[.H11]+[.I11]+[.J11]+[.K11]" office:value-type="float" office:value="7.32804467533861" calcext:value-type="float">
            <text:p>7.32804467533861</text:p>
          </table:table-cell>
          <table:table-cell office:value-type="float" office:value="1.3660745753441" calcext:value-type="float">
            <text:p>1.3660745753441</text:p>
          </table:table-cell>
          <table:table-cell office:value-type="float" office:value="0.858971476554871" calcext:value-type="float">
            <text:p>0.858971476554871</text:p>
          </table:table-cell>
          <table:table-cell office:value-type="float" office:value="3.62347992329323" calcext:value-type="float">
            <text:p>3.62347992329323</text:p>
          </table:table-cell>
          <table:table-cell office:value-type="float" office:value="0.0279480593644718" calcext:value-type="float">
            <text:p>0.027948059364472</text:p>
          </table:table-cell>
          <table:table-cell office:value-type="float" office:value="0.176387042736676" calcext:value-type="float">
            <text:p>0.176387042736676</text:p>
          </table:table-cell>
          <table:table-cell table:formula="of:=[.M11]+[.N11]+[.O11]+[.P11]+[.Q11]" office:value-type="float" office:value="6.05286107729335" calcext:value-type="float">
            <text:p>6.05286107729335</text:p>
          </table:table-cell>
        </table:table-row>
        <table:table-row table:style-name="ro2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52" office:value-type="float" office:value="8" calcext:value-type="float">
            <text:p>8</text:p>
          </table:table-cell>
          <table:table-cell table:style-name="ce87" office:value-type="float" office:value="4" calcext:value-type="float">
            <text:p>4</text:p>
          </table:table-cell>
          <table:table-cell table:style-name="ce122" office:value-type="float" office:value="2" calcext:value-type="float">
            <text:p>2</text:p>
          </table:table-cell>
          <table:table-cell office:value-type="float" office:value="1.08654967334587" calcext:value-type="float">
            <text:p>1.08654967334587</text:p>
          </table:table-cell>
          <table:table-cell office:value-type="float" office:value="1.92262064665556" calcext:value-type="float">
            <text:p>1.92262064665556</text:p>
          </table:table-cell>
          <table:table-cell office:value-type="float" office:value="4.24949707806207" calcext:value-type="float">
            <text:p>4.24949707806207</text:p>
          </table:table-cell>
          <table:table-cell office:value-type="float" office:value="0.0267982784411228" calcext:value-type="float">
            <text:p>0.026798278441123</text:p>
          </table:table-cell>
          <table:table-cell office:value-type="float" office:value="0.0504067969999785" calcext:value-type="float">
            <text:p>0.050406796999979</text:p>
          </table:table-cell>
          <table:table-cell table:formula="of:=[.G12]+[.H12]+[.I12]+[.J12]+[.K12]" office:value-type="float" office:value="7.3358724735046" calcext:value-type="float">
            <text:p>7.3358724735046</text:p>
          </table:table-cell>
          <table:table-cell office:value-type="float" office:value="1.05517428892199" calcext:value-type="float">
            <text:p>1.05517428892199</text:p>
          </table:table-cell>
          <table:table-cell office:value-type="float" office:value="1.32986567914486" calcext:value-type="float">
            <text:p>1.32986567914486</text:p>
          </table:table-cell>
          <table:table-cell office:value-type="float" office:value="4.24949707806207" calcext:value-type="float">
            <text:p>4.24949707806207</text:p>
          </table:table-cell>
          <table:table-cell office:value-type="float" office:value="0.0267982784411228" calcext:value-type="float">
            <text:p>0.026798278441123</text:p>
          </table:table-cell>
          <table:table-cell office:value-type="float" office:value="0.0504067969999785" calcext:value-type="float">
            <text:p>0.050406796999979</text:p>
          </table:table-cell>
          <table:table-cell table:formula="of:=[.M12]+[.N12]+[.O12]+[.P12]+[.Q12]" office:value-type="float" office:value="6.71174212157002" calcext:value-type="float">
            <text:p>6.71174212157002</text:p>
          </table:table-cell>
        </table:table-row>
        <table:table-row table:style-name="ro2">
          <table:table-cell table:number-columns-repeated="2"/>
          <table:table-cell table:style-name="ce10" office:value-type="float" office:value="8" calcext:value-type="float">
            <text:p>8</text:p>
          </table:table-cell>
          <table:table-cell table:style-name="ce53" office:value-type="float" office:value="7" calcext:value-type="float">
            <text:p>7</text:p>
          </table:table-cell>
          <table:table-cell table:style-name="ce88" office:value-type="float" office:value="5" calcext:value-type="float">
            <text:p>5</text:p>
          </table:table-cell>
          <table:table-cell table:style-name="ce123" office:value-type="float" office:value="2" calcext:value-type="float">
            <text:p>2</text:p>
          </table:table-cell>
          <table:table-cell office:value-type="float" office:value="3.18453268846497" calcext:value-type="float">
            <text:p>3.18453268846497</text:p>
          </table:table-cell>
          <table:table-cell office:value-type="float" office:value="3.74420061707497" calcext:value-type="float">
            <text:p>3.74420061707497</text:p>
          </table:table-cell>
          <table:table-cell office:value-type="float" office:value="3.21779559087326" calcext:value-type="float">
            <text:p>3.21779559087326</text:p>
          </table:table-cell>
          <table:table-cell office:value-type="float" office:value="0.0459235737051701" calcext:value-type="float">
            <text:p>0.04592357370517</text:p>
          </table:table-cell>
          <table:table-cell office:value-type="float" office:value="0.170184388361176" calcext:value-type="float">
            <text:p>0.170184388361176</text:p>
          </table:table-cell>
          <table:table-cell table:formula="of:=[.G13]+[.H13]+[.I13]+[.J13]+[.K13]" office:value-type="float" office:value="10.3626368584795" calcext:value-type="float">
            <text:p>10.3626368584795</text:p>
          </table:table-cell>
          <table:table-cell office:value-type="float" office:value="3.01161868264899" calcext:value-type="float">
            <text:p>3.01161868264899</text:p>
          </table:table-cell>
          <table:table-cell office:value-type="float" office:value="2.0247433334589" calcext:value-type="float">
            <text:p>2.0247433334589</text:p>
          </table:table-cell>
          <table:table-cell office:value-type="float" office:value="3.21779559087326" calcext:value-type="float">
            <text:p>3.21779559087326</text:p>
          </table:table-cell>
          <table:table-cell office:value-type="float" office:value="0.0459235737051701" calcext:value-type="float">
            <text:p>0.04592357370517</text:p>
          </table:table-cell>
          <table:table-cell office:value-type="float" office:value="0.170184388361176" calcext:value-type="float">
            <text:p>0.170184388361176</text:p>
          </table:table-cell>
          <table:table-cell table:formula="of:=[.M13]+[.N13]+[.O13]+[.P13]+[.Q13]" office:value-type="float" office:value="8.4702655690475" calcext:value-type="float">
            <text:p>8.4702655690475</text:p>
          </table:table-cell>
        </table:table-row>
        <table:table-row table:style-name="ro2"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style-name="ce54" office:value-type="float" office:value="2" calcext:value-type="float">
            <text:p>2</text:p>
          </table:table-cell>
          <table:table-cell table:style-name="ce89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office:value-type="float" office:value="0.984324797173031" calcext:value-type="float">
            <text:p>0.984324797173031</text:p>
          </table:table-cell>
          <table:table-cell office:value-type="float" office:value="2.36333534121513" calcext:value-type="float">
            <text:p>2.36333534121513</text:p>
          </table:table-cell>
          <table:table-cell office:value-type="float" office:value="4.62784293997011" calcext:value-type="float">
            <text:p>4.62784293997011</text:p>
          </table:table-cell>
          <table:table-cell office:value-type="float" office:value="0.0240389434286948" calcext:value-type="float">
            <text:p>0.024038943428695</text:p>
          </table:table-cell>
          <table:table-cell office:value-type="float" office:value="0.340857097810544" calcext:value-type="float">
            <text:p>0.340857097810544</text:p>
          </table:table-cell>
          <table:table-cell table:formula="of:=[.G14]+[.H14]+[.I14]+[.J14]+[.K14]" office:value-type="float" office:value="8.34039911959751" calcext:value-type="float">
            <text:p>8.34039911959751</text:p>
          </table:table-cell>
          <table:table-cell office:value-type="float" office:value="0.824775343062356" calcext:value-type="float">
            <text:p>0.824775343062356</text:p>
          </table:table-cell>
          <table:table-cell office:value-type="float" office:value="1.98620539158583" calcext:value-type="float">
            <text:p>1.98620539158583</text:p>
          </table:table-cell>
          <table:table-cell office:value-type="float" office:value="4.62784293997011" calcext:value-type="float">
            <text:p>4.62784293997011</text:p>
          </table:table-cell>
          <table:table-cell office:value-type="float" office:value="0.0240389434286948" calcext:value-type="float">
            <text:p>0.024038943428695</text:p>
          </table:table-cell>
          <table:table-cell office:value-type="float" office:value="0.340857097810544" calcext:value-type="float">
            <text:p>0.340857097810544</text:p>
          </table:table-cell>
          <table:table-cell table:formula="of:=[.M14]+[.N14]+[.O14]+[.P14]+[.Q14]" office:value-type="float" office:value="7.80371971585754" calcext:value-type="float">
            <text:p>7.80371971585754</text:p>
          </table:table-cell>
        </table:table-row>
        <table:table-row table:style-name="ro2">
          <table:table-cell table:number-columns-repeated="2"/>
          <table:table-cell table:style-name="ce12" office:value-type="float" office:value="2" calcext:value-type="float">
            <text:p>2</text:p>
          </table:table-cell>
          <table:table-cell table:style-name="ce55" office:value-type="float" office:value="1" calcext:value-type="float">
            <text:p>1</text:p>
          </table:table-cell>
          <table:table-cell table:style-name="ce90" office:value-type="float" office:value="3" calcext:value-type="float">
            <text:p>3</text:p>
          </table:table-cell>
          <table:table-cell table:style-name="ce125" office:value-type="float" office:value="3" calcext:value-type="float">
            <text:p>3</text:p>
          </table:table-cell>
          <table:table-cell office:value-type="float" office:value="5.47327217645943" calcext:value-type="float">
            <text:p>5.47327217645943</text:p>
          </table:table-cell>
          <table:table-cell office:value-type="float" office:value="3.56333740055561" calcext:value-type="float">
            <text:p>3.56333740055561</text:p>
          </table:table-cell>
          <table:table-cell office:value-type="float" office:value="3.17017141065713" calcext:value-type="float">
            <text:p>3.17017141065713</text:p>
          </table:table-cell>
          <table:table-cell office:value-type="float" office:value="0.0622961523170892" calcext:value-type="float">
            <text:p>0.062296152317089</text:p>
          </table:table-cell>
          <table:table-cell office:value-type="float" office:value="1.72252980401727" calcext:value-type="float">
            <text:p>1.72252980401727</text:p>
          </table:table-cell>
          <table:table-cell table:formula="of:=[.G15]+[.H15]+[.I15]+[.J15]+[.K15]" office:value-type="float" office:value="13.9916069440065" calcext:value-type="float">
            <text:p>13.9916069440065</text:p>
          </table:table-cell>
          <table:table-cell office:value-type="float" office:value="5.19746739882976" calcext:value-type="float">
            <text:p>5.19746739882976</text:p>
          </table:table-cell>
          <table:table-cell office:value-type="float" office:value="2.85596828907728" calcext:value-type="float">
            <text:p>2.85596828907728</text:p>
          </table:table-cell>
          <table:table-cell table:formula="of:=[.I15]" office:value-type="float" office:value="3.17017141065713" calcext:value-type="float">
            <text:p>3.17017141065713</text:p>
          </table:table-cell>
          <table:table-cell table:formula="of:=[.J15]" office:value-type="float" office:value="0.0622961523170892" calcext:value-type="float">
            <text:p>0.062296152317089</text:p>
          </table:table-cell>
          <table:table-cell table:formula="of:=[.K15]" office:value-type="float" office:value="1.72252980401727" calcext:value-type="float">
            <text:p>1.72252980401727</text:p>
          </table:table-cell>
          <table:table-cell table:formula="of:=[.M15]+[.N15]+[.O15]+[.P15]+[.Q15]" office:value-type="float" office:value="13.0084330548985" calcext:value-type="float">
            <text:p>13.0084330548985</text:p>
          </table:table-cell>
        </table:table-row>
        <table:table-row table:style-name="ro2"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126" office:value-type="float" office:value="3" calcext:value-type="float">
            <text:p>3</text:p>
          </table:table-cell>
          <table:table-cell office:value-type="float" office:value="7.00372329447418" calcext:value-type="float">
            <text:p>7.00372329447418</text:p>
          </table:table-cell>
          <table:table-cell office:value-type="float" office:value="2.54814811050892" calcext:value-type="float">
            <text:p>2.54814811050892</text:p>
          </table:table-cell>
          <table:table-cell office:value-type="float" office:value="3.07508733011686" calcext:value-type="float">
            <text:p>3.07508733011686</text:p>
          </table:table-cell>
          <table:table-cell office:value-type="float" office:value="0.0652501789213055" calcext:value-type="float">
            <text:p>0.065250178921306</text:p>
          </table:table-cell>
          <table:table-cell office:value-type="float" office:value="1.67898920805" calcext:value-type="float">
            <text:p>1.67898920805</text:p>
          </table:table-cell>
          <table:table-cell table:formula="of:=[.G16]+[.H16]+[.I16]+[.J16]+[.K16]" office:value-type="float" office:value="14.3711981220713" calcext:value-type="float">
            <text:p>14.3711981220713</text:p>
          </table:table-cell>
          <table:table-cell office:value-type="float" office:value="6.6439964575693" calcext:value-type="float">
            <text:p>6.6439964575693</text:p>
          </table:table-cell>
          <table:table-cell office:value-type="float" office:value="1.44273648038507" calcext:value-type="float">
            <text:p>1.44273648038507</text:p>
          </table:table-cell>
          <table:table-cell table:formula="of:=[.I16]" office:value-type="float" office:value="3.07508733011686" calcext:value-type="float">
            <text:p>3.07508733011686</text:p>
          </table:table-cell>
          <table:table-cell table:formula="of:=[.J16]" office:value-type="float" office:value="0.0652501789213055" calcext:value-type="float">
            <text:p>0.065250178921306</text:p>
          </table:table-cell>
          <table:table-cell table:formula="of:=[.K16]" office:value-type="float" office:value="1.67898920805" calcext:value-type="float">
            <text:p>1.67898920805</text:p>
          </table:table-cell>
          <table:table-cell table:formula="of:=[.M16]+[.N16]+[.O16]+[.P16]+[.Q16]" office:value-type="float" office:value="12.9060596550425" calcext:value-type="float">
            <text:p>12.9060596550425</text:p>
          </table:table-cell>
        </table:table-row>
        <table:table-row table:style-name="ro2">
          <table:table-cell/>
          <table:table-cell office:value-type="string" calcext:value-type="string">
            <text:p>Acabó antes de tiempo</text:p>
          </table:table-cell>
          <table:table-cell table:style-name="ce14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127" office:value-type="float" office:value="0" calcext:value-type="float">
            <text:p>0</text:p>
          </table:table-cell>
          <table:table-cell office:value-type="float" office:value="1.33204797748476" calcext:value-type="float">
            <text:p>1.33204797748476</text:p>
          </table:table-cell>
          <table:table-cell office:value-type="float" office:value="3.74606251716614" calcext:value-type="float">
            <text:p>3.74606251716614</text:p>
          </table:table-cell>
          <table:table-cell office:value-type="float" office:value="4.89514219844898" calcext:value-type="float">
            <text:p>4.89514219844898</text:p>
          </table:table-cell>
          <table:table-cell office:value-type="float" office:value="0.024670531184287" calcext:value-type="float">
            <text:p>0.024670531184287</text:p>
          </table:table-cell>
          <table:table-cell office:value-type="float" office:value="0.80001912160737" calcext:value-type="float">
            <text:p>0.80001912160737</text:p>
          </table:table-cell>
          <table:table-cell table:formula="of:=[.G17]+[.H17]+[.I17]+[.J17]+[.K17]" office:value-type="float" office:value="10.7979423458915" calcext:value-type="float">
            <text:p>10.7979423458915</text:p>
          </table:table-cell>
          <table:table-cell office:value-type="float" office:value="1.25333768664859" calcext:value-type="float">
            <text:p>1.25333768664859</text:p>
          </table:table-cell>
          <table:table-cell office:value-type="float" office:value="3.02235167473555" calcext:value-type="float">
            <text:p>3.02235167473555</text:p>
          </table:table-cell>
          <table:table-cell table:formula="of:=[.I17]" office:value-type="float" office:value="4.89514219844898" calcext:value-type="float">
            <text:p>4.89514219844898</text:p>
          </table:table-cell>
          <table:table-cell table:formula="of:=[.J17]" office:value-type="float" office:value="0.024670531184287" calcext:value-type="float">
            <text:p>0.024670531184287</text:p>
          </table:table-cell>
          <table:table-cell table:formula="of:=[.K17]" office:value-type="float" office:value="0.80001912160737" calcext:value-type="float">
            <text:p>0.80001912160737</text:p>
          </table:table-cell>
          <table:table-cell table:formula="of:=[.M17]+[.N17]+[.O17]+[.P17]+[.Q17]" office:value-type="float" office:value="9.99552121262478" calcext:value-type="float">
            <text:p>9.99552121262478</text:p>
          </table:table-cell>
        </table:table-row>
        <table:table-row table:style-name="ro2">
          <table:table-cell/>
          <table:table-cell office:value-type="string" calcext:value-type="string">
            <text:p>Acabó antes de tiempo</text:p>
          </table:table-cell>
          <table:table-cell table:style-name="ce15" office:value-type="float" office:value="8.5" calcext:value-type="float">
            <text:p>8.5</text:p>
          </table:table-cell>
          <table:table-cell table:style-name="ce58" office:value-type="float" office:value="5" calcext:value-type="float">
            <text:p>5</text:p>
          </table:table-cell>
          <table:table-cell table:style-name="ce93" office:value-type="float" office:value="4" calcext:value-type="float">
            <text:p>4</text:p>
          </table:table-cell>
          <table:table-cell table:style-name="ce128" office:value-type="float" office:value="5" calcext:value-type="float">
            <text:p>5</text:p>
          </table:table-cell>
          <table:table-cell office:value-type="float" office:value="2.74275196716189" calcext:value-type="float">
            <text:p>2.74275196716189</text:p>
          </table:table-cell>
          <table:table-cell office:value-type="float" office:value="69.2605078220367" calcext:value-type="float">
            <text:p>69.2605078220367</text:p>
          </table:table-cell>
          <table:table-cell office:value-type="float" office:value="2.74327304595859" calcext:value-type="float">
            <text:p>2.74327304595859</text:p>
          </table:table-cell>
          <table:table-cell office:value-type="float" office:value="0.033985643009737" calcext:value-type="float">
            <text:p>0.033985643009737</text:p>
          </table:table-cell>
          <table:table-cell office:value-type="float" office:value="1.4253840753741" calcext:value-type="float">
            <text:p>1.4253840753741</text:p>
          </table:table-cell>
          <table:table-cell table:formula="of:=[.G18]+[.H18]+[.I18]+[.J18]+[.K18]" office:value-type="float" office:value="76.205902553541" calcext:value-type="float">
            <text:p>76.205902553541</text:p>
          </table:table-cell>
          <table:table-cell office:value-type="float" office:value="2.46009614784271" calcext:value-type="float">
            <text:p>2.46009614784271</text:p>
          </table:table-cell>
          <table:table-cell office:value-type="float" office:value="56.428599357605" calcext:value-type="float">
            <text:p>56.428599357605</text:p>
          </table:table-cell>
          <table:table-cell table:formula="of:=[.I18]" office:value-type="float" office:value="2.74327304595859" calcext:value-type="float">
            <text:p>2.74327304595859</text:p>
          </table:table-cell>
          <table:table-cell table:formula="of:=[.J18]" office:value-type="float" office:value="0.033985643009737" calcext:value-type="float">
            <text:p>0.033985643009737</text:p>
          </table:table-cell>
          <table:table-cell table:formula="of:=[.K18]" office:value-type="float" office:value="1.4253840753741" calcext:value-type="float">
            <text:p>1.4253840753741</text:p>
          </table:table-cell>
          <table:table-cell table:formula="of:=[.M18]+[.N18]+[.O18]+[.P18]+[.Q18]" office:value-type="float" office:value="63.0913382697901" calcext:value-type="float">
            <text:p>63.0913382697901</text:p>
          </table:table-cell>
        </table:table-row>
        <table:table-row table:style-name="ro2">
          <table:table-cell/>
          <table:table-cell office:value-type="string" calcext:value-type="string">
            <text:p>Acabó antes de tiempo</text:p>
          </table:table-cell>
          <table:table-cell table:style-name="ce16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94" office:value-type="float" office:value="6" calcext:value-type="float">
            <text:p>6</text:p>
          </table:table-cell>
          <table:table-cell table:style-name="ce129" office:value-type="float" office:value="5" calcext:value-type="float">
            <text:p>5</text:p>
          </table:table-cell>
          <table:table-cell office:value-type="float" office:value="3.39579535648227" calcext:value-type="float">
            <text:p>3.39579535648227</text:p>
          </table:table-cell>
          <table:table-cell office:value-type="float" office:value="2.00581941753626" calcext:value-type="float">
            <text:p>2.00581941753626</text:p>
          </table:table-cell>
          <table:table-cell office:value-type="float" office:value="3.11896416613152" calcext:value-type="float">
            <text:p>3.11896416613152</text:p>
          </table:table-cell>
          <table:table-cell office:value-type="float" office:value="0.0550254147186524" calcext:value-type="float">
            <text:p>0.055025414718652</text:p>
          </table:table-cell>
          <table:table-cell office:value-type="float" office:value="2.17738215376255" calcext:value-type="float">
            <text:p>2.17738215376255</text:p>
          </table:table-cell>
          <table:table-cell table:formula="of:=[.G19]+[.H19]+[.I19]+[.J19]+[.K19]" office:value-type="float" office:value="10.7529865086313" calcext:value-type="float">
            <text:p>10.7529865086313</text:p>
          </table:table-cell>
          <table:table-cell office:value-type="float" office:value="3.19872342515737" calcext:value-type="float">
            <text:p>3.19872342515737</text:p>
          </table:table-cell>
          <table:table-cell office:value-type="float" office:value="1.18849379941821" calcext:value-type="float">
            <text:p>1.18849379941821</text:p>
          </table:table-cell>
          <table:table-cell table:formula="of:=[.I19]" office:value-type="float" office:value="3.11896416613152" calcext:value-type="float">
            <text:p>3.11896416613152</text:p>
          </table:table-cell>
          <table:table-cell table:formula="of:=[.J19]" office:value-type="float" office:value="0.0550254147186524" calcext:value-type="float">
            <text:p>0.055025414718652</text:p>
          </table:table-cell>
          <table:table-cell table:formula="of:=[.K19]" office:value-type="float" office:value="2.17738215376255" calcext:value-type="float">
            <text:p>2.17738215376255</text:p>
          </table:table-cell>
          <table:table-cell table:formula="of:=[.M19]+[.N19]+[.O19]+[.P19]+[.Q19]" office:value-type="float" office:value="9.7385889591883" calcext:value-type="float">
            <text:p>9.7385889591883</text:p>
          </table:table-cell>
        </table:table-row>
        <table:table-row table:style-name="ro2">
          <table:table-cell table:number-columns-repeated="2"/>
          <table:table-cell table:style-name="ce17"/>
          <table:table-cell table:style-name="ce60"/>
          <table:table-cell table:style-name="ce95"/>
          <table:table-cell table:style-name="ce130"/>
          <table:table-cell table:number-columns-repeated="5"/>
          <table:table-cell table:formula="of:=[.G20]+[.H20]+[.I20]+[.J20]+[.K20]" office:value-type="float" office:value="0" calcext:value-type="float">
            <text:p>0</text:p>
          </table:table-cell>
          <table:table-cell table:number-columns-repeated="2"/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M20]+[.N20]+[.O20]+[.P20]+[.Q2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8"/>
          <table:table-cell table:style-name="ce61"/>
          <table:table-cell table:style-name="ce96"/>
          <table:table-cell table:style-name="ce131"/>
          <table:table-cell table:number-columns-repeated="5"/>
          <table:table-cell table:formula="of:=[.G21]+[.H21]+[.I21]+[.J21]+[.K21]" office:value-type="float" office:value="0" calcext:value-type="float">
            <text:p>0</text:p>
          </table:table-cell>
          <table:table-cell table:number-columns-repeated="2"/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M21]+[.N21]+[.O21]+[.P21]+[.Q2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19"/>
          <table:table-cell table:style-name="ce62"/>
          <table:table-cell table:style-name="ce97"/>
          <table:table-cell table:style-name="ce132"/>
          <table:table-cell table:number-columns-repeated="5"/>
          <table:table-cell table:formula="of:=[.G22]+[.H22]+[.I22]+[.J22]+[.K22]" office:value-type="float" office:value="0" calcext:value-type="float">
            <text:p>0</text:p>
          </table:table-cell>
          <table:table-cell table:number-columns-repeated="2"/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0" calcext:value-type="float">
            <text:p>0</text:p>
          </table:table-cell>
          <table:table-cell table:formula="of:=[.K22]" office:value-type="float" office:value="0" calcext:value-type="float">
            <text:p>0</text:p>
          </table:table-cell>
          <table:table-cell table:formula="of:=[.M22]+[.N22]+[.O22]+[.P22]+[.Q2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0"/>
          <table:table-cell table:style-name="ce63"/>
          <table:table-cell table:style-name="ce98"/>
          <table:table-cell table:style-name="ce133"/>
          <table:table-cell table:number-columns-repeated="5"/>
          <table:table-cell table:formula="of:=[.G23]+[.H23]+[.I23]+[.J23]+[.K23]" office:value-type="float" office:value="0" calcext:value-type="float">
            <text:p>0</text:p>
          </table:table-cell>
          <table:table-cell table:number-columns-repeated="2"/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0" calcext:value-type="float">
            <text:p>0</text:p>
          </table:table-cell>
          <table:table-cell table:formula="of:=[.K23]" office:value-type="float" office:value="0" calcext:value-type="float">
            <text:p>0</text:p>
          </table:table-cell>
          <table:table-cell table:formula="of:=[.M23]+[.N23]+[.O23]+[.P23]+[.Q2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1"/>
          <table:table-cell table:style-name="ce64"/>
          <table:table-cell table:style-name="ce99"/>
          <table:table-cell table:style-name="ce134"/>
          <table:table-cell table:number-columns-repeated="5"/>
          <table:table-cell table:formula="of:=[.G24]+[.H24]+[.I24]+[.J24]+[.K24]" office:value-type="float" office:value="0" calcext:value-type="float">
            <text:p>0</text:p>
          </table:table-cell>
          <table:table-cell table:number-columns-repeated="2"/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0" calcext:value-type="float">
            <text:p>0</text:p>
          </table:table-cell>
          <table:table-cell table:formula="of:=[.K24]" office:value-type="float" office:value="0" calcext:value-type="float">
            <text:p>0</text:p>
          </table:table-cell>
          <table:table-cell table:formula="of:=[.M24]+[.N24]+[.O24]+[.P24]+[.Q2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2"/>
          <table:table-cell table:style-name="ce65"/>
          <table:table-cell table:style-name="ce100"/>
          <table:table-cell table:style-name="ce135"/>
          <table:table-cell table:number-columns-repeated="5"/>
          <table:table-cell table:formula="of:=[.G25]+[.H25]+[.I25]+[.J25]+[.K25]" office:value-type="float" office:value="0" calcext:value-type="float">
            <text:p>0</text:p>
          </table:table-cell>
          <table:table-cell table:number-columns-repeated="2"/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0" calcext:value-type="float">
            <text:p>0</text:p>
          </table:table-cell>
          <table:table-cell table:formula="of:=[.K25]" office:value-type="float" office:value="0" calcext:value-type="float">
            <text:p>0</text:p>
          </table:table-cell>
          <table:table-cell table:formula="of:=[.M25]+[.N25]+[.O25]+[.P25]+[.Q2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3"/>
          <table:table-cell table:style-name="ce66"/>
          <table:table-cell table:style-name="ce101"/>
          <table:table-cell table:style-name="ce136"/>
          <table:table-cell table:number-columns-repeated="5"/>
          <table:table-cell table:formula="of:=[.G26]+[.H26]+[.I26]+[.J26]+[.K26]" office:value-type="float" office:value="0" calcext:value-type="float">
            <text:p>0</text:p>
          </table:table-cell>
          <table:table-cell table:number-columns-repeated="2"/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0" calcext:value-type="float">
            <text:p>0</text:p>
          </table:table-cell>
          <table:table-cell table:formula="of:=[.M26]+[.N26]+[.O26]+[.P26]+[.Q2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4"/>
          <table:table-cell table:style-name="ce67"/>
          <table:table-cell table:style-name="ce102"/>
          <table:table-cell table:style-name="ce137"/>
          <table:table-cell table:number-columns-repeated="5"/>
          <table:table-cell table:formula="of:=[.G27]+[.H27]+[.I27]+[.J27]+[.K27]" office:value-type="float" office:value="0" calcext:value-type="float">
            <text:p>0</text:p>
          </table:table-cell>
          <table:table-cell table:number-columns-repeated="2"/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M27]+[.N27]+[.O27]+[.P27]+[.Q2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5"/>
          <table:table-cell table:style-name="ce68"/>
          <table:table-cell table:style-name="ce103"/>
          <table:table-cell table:style-name="ce138"/>
          <table:table-cell table:number-columns-repeated="5"/>
          <table:table-cell table:formula="of:=[.G28]+[.H28]+[.I28]+[.J28]+[.K28]" office:value-type="float" office:value="0" calcext:value-type="float">
            <text:p>0</text:p>
          </table:table-cell>
          <table:table-cell table:number-columns-repeated="2"/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M28]+[.N28]+[.O28]+[.P28]+[.Q2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6"/>
          <table:table-cell table:style-name="ce69"/>
          <table:table-cell table:style-name="ce104"/>
          <table:table-cell table:style-name="ce139"/>
          <table:table-cell table:number-columns-repeated="5"/>
          <table:table-cell table:formula="of:=[.G29]+[.H29]+[.I29]+[.J29]+[.K29]" office:value-type="float" office:value="0" calcext:value-type="float">
            <text:p>0</text:p>
          </table:table-cell>
          <table:table-cell table:number-columns-repeated="2"/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0" calcext:value-type="float">
            <text:p>0</text:p>
          </table:table-cell>
          <table:table-cell table:formula="of:=[.K29]" office:value-type="float" office:value="0" calcext:value-type="float">
            <text:p>0</text:p>
          </table:table-cell>
          <table:table-cell table:formula="of:=[.M29]+[.N29]+[.O29]+[.P29]+[.Q2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7"/>
          <table:table-cell table:style-name="ce70"/>
          <table:table-cell table:style-name="ce105"/>
          <table:table-cell table:style-name="ce140"/>
          <table:table-cell table:number-columns-repeated="5"/>
          <table:table-cell table:formula="of:=[.G30]+[.H30]+[.I30]+[.J30]+[.K30]" office:value-type="float" office:value="0" calcext:value-type="float">
            <text:p>0</text:p>
          </table:table-cell>
          <table:table-cell table:number-columns-repeated="2"/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0" calcext:value-type="float">
            <text:p>0</text:p>
          </table:table-cell>
          <table:table-cell table:formula="of:=[.K30]" office:value-type="float" office:value="0" calcext:value-type="float">
            <text:p>0</text:p>
          </table:table-cell>
          <table:table-cell table:formula="of:=[.M30]+[.N30]+[.O30]+[.P30]+[.Q3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8"/>
          <table:table-cell table:style-name="ce71"/>
          <table:table-cell table:style-name="ce106"/>
          <table:table-cell table:style-name="ce141"/>
          <table:table-cell table:number-columns-repeated="5"/>
          <table:table-cell table:formula="of:=[.G31]+[.H31]+[.I31]+[.J31]+[.K31]" office:value-type="float" office:value="0" calcext:value-type="float">
            <text:p>0</text:p>
          </table:table-cell>
          <table:table-cell table:number-columns-repeated="2"/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0" calcext:value-type="float">
            <text:p>0</text:p>
          </table:table-cell>
          <table:table-cell table:formula="of:=[.K31]" office:value-type="float" office:value="0" calcext:value-type="float">
            <text:p>0</text:p>
          </table:table-cell>
          <table:table-cell table:formula="of:=[.M31]+[.N31]+[.O31]+[.P31]+[.Q3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29"/>
          <table:table-cell table:style-name="ce72"/>
          <table:table-cell table:style-name="ce107"/>
          <table:table-cell table:style-name="ce142"/>
          <table:table-cell table:number-columns-repeated="5"/>
          <table:table-cell table:formula="of:=[.G32]+[.H32]+[.I32]+[.J32]+[.K32]" office:value-type="float" office:value="0" calcext:value-type="float">
            <text:p>0</text:p>
          </table:table-cell>
          <table:table-cell table:number-columns-repeated="2"/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formula="of:=[.M32]+[.N32]+[.O32]+[.P32]+[.Q3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0"/>
          <table:table-cell table:style-name="ce73"/>
          <table:table-cell table:style-name="ce108"/>
          <table:table-cell table:style-name="ce143"/>
          <table:table-cell table:number-columns-repeated="5"/>
          <table:table-cell table:formula="of:=[.G33]+[.H33]+[.I33]+[.J33]+[.K33]" office:value-type="float" office:value="0" calcext:value-type="float">
            <text:p>0</text:p>
          </table:table-cell>
          <table:table-cell table:number-columns-repeated="2"/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M33]+[.N33]+[.O33]+[.P33]+[.Q3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1"/>
          <table:table-cell table:style-name="ce74"/>
          <table:table-cell table:style-name="ce109"/>
          <table:table-cell table:style-name="ce144"/>
          <table:table-cell table:number-columns-repeated="5"/>
          <table:table-cell table:formula="of:=[.G34]+[.H34]+[.I34]+[.J34]+[.K34]" office:value-type="float" office:value="0" calcext:value-type="float">
            <text:p>0</text:p>
          </table:table-cell>
          <table:table-cell table:number-columns-repeated="2"/>
          <table:table-cell table:formula="of:=[.I34]" office:value-type="float" office:value="0" calcext:value-type="float">
            <text:p>0</text:p>
          </table:table-cell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M34]+[.N34]+[.O34]+[.P34]+[.Q3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2"/>
          <table:table-cell table:style-name="ce75"/>
          <table:table-cell table:style-name="ce110"/>
          <table:table-cell table:style-name="ce145"/>
          <table:table-cell table:number-columns-repeated="5"/>
          <table:table-cell table:formula="of:=[.G35]+[.H35]+[.I35]+[.J35]+[.K35]" office:value-type="float" office:value="0" calcext:value-type="float">
            <text:p>0</text:p>
          </table:table-cell>
          <table:table-cell table:number-columns-repeated="2"/>
          <table:table-cell table:formula="of:=[.I35]" office:value-type="float" office:value="0" calcext:value-type="float">
            <text:p>0</text:p>
          </table:table-cell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M35]+[.N35]+[.O35]+[.P35]+[.Q3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3"/>
          <table:table-cell table:style-name="ce76"/>
          <table:table-cell table:style-name="ce111"/>
          <table:table-cell table:style-name="ce146"/>
          <table:table-cell table:number-columns-repeated="5"/>
          <table:table-cell table:formula="of:=[.G36]+[.H36]+[.I36]+[.J36]+[.K36]" office:value-type="float" office:value="0" calcext:value-type="float">
            <text:p>0</text:p>
          </table:table-cell>
          <table:table-cell table:number-columns-repeated="2"/>
          <table:table-cell table:formula="of:=[.I36]" office:value-type="float" office:value="0" calcext:value-type="float">
            <text:p>0</text:p>
          </table:table-cell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M36]+[.N36]+[.O36]+[.P36]+[.Q3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4"/>
          <table:table-cell table:style-name="ce77"/>
          <table:table-cell table:style-name="ce112"/>
          <table:table-cell table:style-name="ce147"/>
          <table:table-cell table:number-columns-repeated="5"/>
          <table:table-cell table:formula="of:=[.G37]+[.H37]+[.I37]+[.J37]+[.K37]" office:value-type="float" office:value="0" calcext:value-type="float">
            <text:p>0</text:p>
          </table:table-cell>
          <table:table-cell table:number-columns-repeated="2"/>
          <table:table-cell table:formula="of:=[.I37]" office:value-type="float" office:value="0" calcext:value-type="float">
            <text:p>0</text:p>
          </table:table-cell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M37]+[.N37]+[.O37]+[.P37]+[.Q3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5"/>
          <table:table-cell table:style-name="ce78"/>
          <table:table-cell table:style-name="ce113"/>
          <table:table-cell table:style-name="ce148"/>
          <table:table-cell table:number-columns-repeated="5"/>
          <table:table-cell table:formula="of:=[.G38]+[.H38]+[.I38]+[.J38]+[.K38]" office:value-type="float" office:value="0" calcext:value-type="float">
            <text:p>0</text:p>
          </table:table-cell>
          <table:table-cell table:number-columns-repeated="2"/>
          <table:table-cell table:formula="of:=[.I38]" office:value-type="float" office:value="0" calcext:value-type="float">
            <text:p>0</text:p>
          </table:table-cell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M38]+[.N38]+[.O38]+[.P38]+[.Q38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6"/>
          <table:table-cell table:style-name="ce79"/>
          <table:table-cell table:style-name="ce114"/>
          <table:table-cell table:style-name="ce149"/>
          <table:table-cell table:number-columns-repeated="5"/>
          <table:table-cell table:formula="of:=[.G39]+[.H39]+[.I39]+[.J39]+[.K39]" office:value-type="float" office:value="0" calcext:value-type="float">
            <text:p>0</text:p>
          </table:table-cell>
          <table:table-cell table:number-columns-repeated="2"/>
          <table:table-cell table:formula="of:=[.I39]" office:value-type="float" office:value="0" calcext:value-type="float">
            <text:p>0</text:p>
          </table:table-cell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M39]+[.N39]+[.O39]+[.P39]+[.Q39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7"/>
          <table:table-cell table:number-columns-repeated="2"/>
          <table:table-cell table:style-name="ce150"/>
          <table:table-cell table:number-columns-repeated="5"/>
          <table:table-cell table:formula="of:=[.G40]+[.H40]+[.I40]+[.J40]+[.K40]" office:value-type="float" office:value="0" calcext:value-type="float">
            <text:p>0</text:p>
          </table:table-cell>
          <table:table-cell table:number-columns-repeated="2"/>
          <table:table-cell table:formula="of:=[.I40]" office:value-type="float" office:value="0" calcext:value-type="float">
            <text:p>0</text:p>
          </table:table-cell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0" calcext:value-type="float">
            <text:p>0</text:p>
          </table:table-cell>
          <table:table-cell table:formula="of:=[.M40]+[.N40]+[.O40]+[.P40]+[.Q40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8"/>
          <table:table-cell table:number-columns-repeated="2"/>
          <table:table-cell table:style-name="ce151"/>
          <table:table-cell table:number-columns-repeated="5"/>
          <table:table-cell table:formula="of:=[.G41]+[.H41]+[.I41]+[.J41]+[.K41]" office:value-type="float" office:value="0" calcext:value-type="float">
            <text:p>0</text:p>
          </table:table-cell>
          <table:table-cell table:number-columns-repeated="2"/>
          <table:table-cell table:formula="of:=[.I41]" office:value-type="float" office:value="0" calcext:value-type="float">
            <text:p>0</text:p>
          </table:table-cell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M41]+[.N41]+[.O41]+[.P41]+[.Q41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39"/>
          <table:table-cell table:number-columns-repeated="2"/>
          <table:table-cell table:style-name="ce152"/>
          <table:table-cell table:number-columns-repeated="5"/>
          <table:table-cell table:formula="of:=[.G42]+[.H42]+[.I42]+[.J42]+[.K42]" office:value-type="float" office:value="0" calcext:value-type="float">
            <text:p>0</text:p>
          </table:table-cell>
          <table:table-cell table:number-columns-repeated="2"/>
          <table:table-cell table:formula="of:=[.I42]" office:value-type="float" office:value="0" calcext:value-type="float">
            <text:p>0</text:p>
          </table:table-cell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M42]+[.N42]+[.O42]+[.P42]+[.Q42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0"/>
          <table:table-cell table:number-columns-repeated="2"/>
          <table:table-cell table:style-name="ce153"/>
          <table:table-cell table:number-columns-repeated="5"/>
          <table:table-cell table:formula="of:=[.G43]+[.H43]+[.I43]+[.J43]+[.K43]" office:value-type="float" office:value="0" calcext:value-type="float">
            <text:p>0</text:p>
          </table:table-cell>
          <table:table-cell table:number-columns-repeated="2"/>
          <table:table-cell table:formula="of:=[.I43]" office:value-type="float" office:value="0" calcext:value-type="float">
            <text:p>0</text:p>
          </table:table-cell>
          <table:table-cell table:formula="of:=[.J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M43]+[.N43]+[.O43]+[.P43]+[.Q43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1"/>
          <table:table-cell table:number-columns-repeated="2"/>
          <table:table-cell table:style-name="ce154"/>
          <table:table-cell table:number-columns-repeated="5"/>
          <table:table-cell table:formula="of:=[.G44]+[.H44]+[.I44]+[.J44]+[.K44]" office:value-type="float" office:value="0" calcext:value-type="float">
            <text:p>0</text:p>
          </table:table-cell>
          <table:table-cell table:number-columns-repeated="2"/>
          <table:table-cell table:formula="of:=[.I44]" office:value-type="float" office:value="0" calcext:value-type="float">
            <text:p>0</text:p>
          </table:table-cell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M44]+[.N44]+[.O44]+[.P44]+[.Q44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2"/>
          <table:table-cell table:number-columns-repeated="2"/>
          <table:table-cell table:style-name="ce155"/>
          <table:table-cell table:number-columns-repeated="5"/>
          <table:table-cell table:formula="of:=[.G45]+[.H45]+[.I45]+[.J45]+[.K45]" office:value-type="float" office:value="0" calcext:value-type="float">
            <text:p>0</text:p>
          </table:table-cell>
          <table:table-cell table:number-columns-repeated="2"/>
          <table:table-cell table:formula="of:=[.I45]" office:value-type="float" office:value="0" calcext:value-type="float">
            <text:p>0</text:p>
          </table:table-cell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M45]+[.N45]+[.O45]+[.P45]+[.Q45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3"/>
          <table:table-cell table:number-columns-repeated="2"/>
          <table:table-cell table:style-name="ce156"/>
          <table:table-cell table:number-columns-repeated="5"/>
          <table:table-cell table:formula="of:=[.G46]+[.H46]+[.I46]+[.J46]+[.K46]" office:value-type="float" office:value="0" calcext:value-type="float">
            <text:p>0</text:p>
          </table:table-cell>
          <table:table-cell table:number-columns-repeated="2"/>
          <table:table-cell table:formula="of:=[.I46]" office:value-type="float" office:value="0" calcext:value-type="float">
            <text:p>0</text:p>
          </table:table-cell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M46]+[.N46]+[.O46]+[.P46]+[.Q46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4"/>
          <table:table-cell table:number-columns-repeated="2"/>
          <table:table-cell table:style-name="ce157"/>
          <table:table-cell table:number-columns-repeated="5"/>
          <table:table-cell table:formula="of:=[.G47]+[.H47]+[.I47]+[.J47]+[.K47]" office:value-type="float" office:value="0" calcext:value-type="float">
            <text:p>0</text:p>
          </table:table-cell>
          <table:table-cell table:number-columns-repeated="2"/>
          <table:table-cell table:formula="of:=[.I47]" office:value-type="float" office:value="0" calcext:value-type="float">
            <text:p>0</text:p>
          </table:table-cell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0" calcext:value-type="float">
            <text:p>0</text:p>
          </table:table-cell>
          <table:table-cell table:formula="of:=[.M47]+[.N47]+[.O47]+[.P47]+[.Q47]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ce45"/>
          <table:table-cell table:style-name="ce81"/>
          <table:table-cell table:style-name="ce115"/>
          <table:table-cell table:style-name="ce158"/>
          <table:table-cell table:number-columns-repeated="5"/>
          <table:table-cell table:formula="of:=[.G48]+[.H48]+[.I48]+[.J48]+[.K48]" office:value-type="float" office:value="0" calcext:value-type="float">
            <text:p>0</text:p>
          </table:table-cell>
          <table:table-cell table:number-columns-repeated="2"/>
          <table:table-cell table:formula="of:=[.I48]" office:value-type="float" office:value="0" calcext:value-type="float">
            <text:p>0</text:p>
          </table:table-cell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M48]+[.N48]+[.O48]+[.P48]+[.Q48]" office:value-type="float" office:value="0" calcext:value-type="float">
            <text:p>0</text:p>
          </table:table-cell>
        </table:table-row>
        <calcext:conditional-formats>
          <calcext:conditional-format calcext:target-range-address="'05-07-22'.D8:'05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9:'05-07-22'.D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0:'05-07-22'.D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1:'05-07-22'.D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2:'05-07-22'.D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3:'05-07-22'.D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4:'05-07-22'.D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5:'05-07-22'.D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6:'05-07-22'.D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7:'05-07-22'.D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8:'05-07-22'.D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19:'05-07-22'.D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0:'05-07-22'.D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1:'05-07-22'.D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2:'05-07-22'.D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3:'05-07-22'.D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4:'05-07-22'.D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5:'05-07-22'.D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6:'05-07-22'.D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7:'05-07-22'.D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8:'05-07-22'.D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29:'05-07-22'.D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0:'05-07-22'.D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1:'05-07-22'.D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2:'05-07-22'.D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3:'05-07-22'.D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4:'05-07-22'.D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5:'05-07-22'.D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6:'05-07-22'.D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7:'05-07-22'.D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8:'05-07-22'.D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39:'05-07-22'.D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8:'05-07-22'.E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9:'05-07-22'.E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0:'05-07-22'.E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1:'05-07-22'.E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2:'05-07-22'.E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3:'05-07-22'.E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4:'05-07-22'.E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5:'05-07-22'.E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6:'05-07-22'.E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7:'05-07-22'.E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8:'05-07-22'.E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19:'05-07-22'.E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0:'05-07-22'.E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1:'05-07-22'.E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2:'05-07-22'.E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3:'05-07-22'.E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4:'05-07-22'.E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5:'05-07-22'.E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6:'05-07-22'.E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7:'05-07-22'.E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8:'05-07-22'.E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29:'05-07-22'.E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0:'05-07-22'.E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1:'05-07-22'.E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2:'05-07-22'.E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3:'05-07-22'.E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4:'05-07-22'.E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5:'05-07-22'.E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6:'05-07-22'.E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7:'05-07-22'.E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8:'05-07-22'.E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39:'05-07-22'.E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8:'05-07-22'.C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9:'05-07-22'.C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0:'05-07-22'.C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1:'05-07-22'.C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2:'05-07-22'.C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3:'05-07-22'.C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4:'05-07-22'.C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5:'05-07-22'.C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6:'05-07-22'.C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7:'05-07-22'.C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8:'05-07-22'.C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19:'05-07-22'.C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0:'05-07-22'.C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1:'05-07-22'.C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2:'05-07-22'.C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3:'05-07-22'.C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4:'05-07-22'.C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5:'05-07-22'.C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6:'05-07-22'.C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7:'05-07-22'.C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8:'05-07-22'.C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29:'05-07-22'.C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0:'05-07-22'.C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1:'05-07-22'.C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2:'05-07-22'.C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3:'05-07-22'.C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4:'05-07-22'.C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5:'05-07-22'.C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6:'05-07-22'.C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7:'05-07-22'.C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8:'05-07-22'.C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39:'05-07-22'.C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0:'05-07-22'.C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1:'05-07-22'.C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2:'05-07-22'.C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3:'05-07-22'.C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4:'05-07-22'.C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5:'05-07-22'.C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6:'05-07-22'.C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7:'05-07-22'.C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48:'05-07-22'.C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7:'05-07-22'.C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C7:'05-07-22'.C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D7:'05-07-22'.D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E7:'05-07-22'.E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7:'05-07-22'.F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8:'05-07-22'.F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9:'05-07-22'.F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0:'05-07-22'.F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1:'05-07-22'.F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2:'05-07-22'.F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3:'05-07-22'.F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4:'05-07-22'.F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5:'05-07-22'.F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6:'05-07-22'.F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7:'05-07-22'.F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8:'05-07-22'.F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19:'05-07-22'.F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0:'05-07-22'.F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1:'05-07-22'.F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2:'05-07-22'.F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3:'05-07-22'.F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4:'05-07-22'.F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5:'05-07-22'.F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6:'05-07-22'.F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7:'05-07-22'.F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8:'05-07-22'.F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29:'05-07-22'.F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0:'05-07-22'.F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1:'05-07-22'.F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2:'05-07-22'.F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3:'05-07-22'.F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4:'05-07-22'.F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5:'05-07-22'.F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6:'05-07-22'.F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7:'05-07-22'.F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8:'05-07-22'.F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39:'05-07-22'.F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0:'05-07-22'.F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1:'05-07-22'.F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2:'05-07-22'.F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3:'05-07-22'.F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4:'05-07-22'.F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5:'05-07-22'.F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6:'05-07-22'.F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7:'05-07-22'.F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5-07-22'.F48:'05-07-22'.F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</calcext:conditional-formats>
      </table:table>
      <table:table table:name="06-07-22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80"/>
        <table:table-column table:style-name="co1" table:number-columns-repeated="2" table:default-cell-style-name="Default"/>
        <table:table-column table:style-name="co1" table:number-columns-repeated="4" table:default-cell-style-name="ce162"/>
        <table:table-column table:style-name="co1" table:default-cell-style-name="ce165"/>
        <table:table-column table:style-name="co1" table:default-cell-style-name="ce167"/>
        <table:table-column table:style-name="co1" table:number-columns-repeated="4" table:default-cell-style-name="ce168"/>
        <table:table-column table:style-name="co1" table:default-cell-style-name="ce172"/>
        <table:table-column table:style-name="co1" table:default-cell-style-name="ce167"/>
        <table:table-row table:style-name="ro1" table:number-rows-repeated="5">
          <table:table-cell table:number-columns-repeated="4"/>
          <table:table-cell table:style-name="Default"/>
          <table:table-cell table:number-columns-repeated="2"/>
          <table:table-cell table:style-name="Default" table:number-columns-repeated="1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Valoración subjetiva</text:p>
          </table:table-cell>
          <table:covered-table-cell table:style-name="ce2"/>
          <table:covered-table-cell table:number-columns-repeated="2" table:style-name="ce1"/>
          <table:table-cell table:style-name="ce328" office:value-type="string" calcext:value-type="string" table:number-columns-spanned="6" table:number-rows-spanned="1">
            <text:p>Hermitian Trained AE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328" office:value-type="string" calcext:value-type="string" table:number-columns-spanned="6" table:number-rows-spanned="1">
            <text:p>2= ICRA22 original AE</text:p>
          </table:table-cell>
          <table:covered-table-cell table:number-columns-repeated="2" table:style-name="ce1"/>
          <table:covered-table-cell table:style-name="ce328"/>
          <table:covered-table-cell table:number-columns-repeated="2" table:style-name="Default"/>
        </table:table-row>
        <table:table-row table:style-name="ro2">
          <table:table-cell table:number-columns-repeated="2"/>
          <table:table-cell table:style-name="ce1" office:value-type="string" calcext:value-type="string">
            <text:p>Trayectorias</text:p>
          </table:table-cell>
          <table:table-cell table:style-name="ce3" office:value-type="string" calcext:value-type="string">
            <text:p>Posición</text:p>
          </table:table-cell>
          <table:table-cell table:style-name="ce46" office:value-type="string" calcext:value-type="string">
            <text:p>End Poss</text:p>
          </table:table-cell>
          <table:table-cell table:style-name="ce46" office:value-type="string" calcext:value-type="string">
            <text:p>Estilo</text:p>
          </table:table-cell>
          <table:table-cell table:style-name="ce116" office:value-type="string" calcext:value-type="string">
            <text:p>Velocidad</text:p>
          </table:table-cell>
          <table:table-cell table:style-name="ce160" office:value-type="string" calcext:value-type="string">
            <text:p>CL</text:p>
          </table:table-cell>
          <table:table-cell table:style-name="ce160" office:value-type="string" calcext:value-type="string">
            <text:p>SL</text:p>
          </table:table-cell>
          <table:table-cell table:style-name="ce160" office:value-type="string" calcext:value-type="string">
            <text:p>Vel</text:p>
          </table:table-cell>
          <table:table-cell table:style-name="ce160" office:value-type="string" calcext:value-type="string">
            <text:p>Poss</text:p>
          </table:table-cell>
          <table:table-cell table:style-name="ce163" office:value-type="string" calcext:value-type="string">
            <text:p>End Poss</text:p>
          </table:table-cell>
          <table:table-cell table:style-name="ce166" office:value-type="string" calcext:value-type="string">
            <text:p>Total</text:p>
          </table:table-cell>
          <table:table-cell table:style-name="ce166" office:value-type="string" calcext:value-type="string">
            <text:p>CL2</text:p>
          </table:table-cell>
          <table:table-cell table:style-name="ce166" office:value-type="string" calcext:value-type="string">
            <text:p>SL2</text:p>
          </table:table-cell>
          <table:table-cell table:style-name="ce166" office:value-type="string" calcext:value-type="string">
            <text:p>Vel2</text:p>
          </table:table-cell>
          <table:table-cell table:style-name="ce166" office:value-type="string" calcext:value-type="string">
            <text:p>Poss2</text:p>
          </table:table-cell>
          <table:table-cell table:style-name="ce170" office:value-type="string" calcext:value-type="string">
            <text:p>End Poss2</text:p>
          </table:table-cell>
          <table:table-cell table:style-name="ce166" office:value-type="string" calcext:value-type="string">
            <text:p>Total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Recta lenta corta</text:p>
          </table:table-cell>
          <table:covered-table-cell table:style-name="ce169"/>
          <table:table-cell office:value-type="string" calcext:value-type="string">
            <text:p>Igual</text:p>
          </table:table-cell>
          <table:table-cell table:style-name="ce342"/>
          <table:table-cell table:style-name="ce384"/>
          <table:table-cell table:style-name="ce417"/>
          <table:table-cell table:style-name="ce450"/>
          <table:table-cell table:style-name="ce161" office:value-type="float" office:value="0" calcext:value-type="float">
            <text:p>0</text:p>
          </table:table-cell>
          <table:table-cell table:style-name="ce161" office:value-type="float" office:value="3.10999639332294" calcext:value-type="float">
            <text:p>3.10999639332294</text:p>
          </table:table-cell>
          <table:table-cell table:style-name="ce161" office:value-type="float" office:value="5.03193169409188" calcext:value-type="float">
            <text:p>5.03193169409188</text:p>
          </table:table-cell>
          <table:table-cell table:style-name="ce161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formula="of:=[.H8]+[.I8]+[.J8]+[.K8]+[.L8]" office:value-type="float" office:value="8.14192808741482" calcext:value-type="float">
            <text:p>8.14192808741482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2.41106301546097" calcext:value-type="float">
            <text:p>2.41106301546097</text:p>
          </table:table-cell>
          <table:table-cell table:formula="of:=[.J8]" office:value-type="float" office:value="5.03193169409188" calcext:value-type="float">
            <text:p>5.03193169409188</text:p>
          </table:table-cell>
          <table:table-cell table:formula="of:=[.K8]" office:value-type="float" office:value="0" calcext:value-type="float">
            <text:p>0</text:p>
          </table:table-cell>
          <table:table-cell table:formula="of:=[.L8]" office:value-type="float" office:value="0" calcext:value-type="float">
            <text:p>0</text:p>
          </table:table-cell>
          <table:table-cell table:formula="of:=[.N8]+[.O8]+[.P8]+[.Q8]+[.R8]" office:value-type="float" office:value="7.44299470955284" calcext:value-type="float">
            <text:p>7.4429947095528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43"/>
          <table:table-cell table:style-name="ce385"/>
          <table:table-cell table:style-name="ce418"/>
          <table:table-cell table:style-name="ce451"/>
          <table:table-cell table:style-name="ce161" office:value-type="float" office:value="0.00391114809872306" calcext:value-type="float">
            <text:p>0.003911148098723</text:p>
          </table:table-cell>
          <table:table-cell table:style-name="ce161" office:value-type="float" office:value="3.16586047410965" calcext:value-type="float">
            <text:p>3.16586047410965</text:p>
          </table:table-cell>
          <table:table-cell table:style-name="ce161" office:value-type="float" office:value="4.13069959110733" calcext:value-type="float">
            <text:p>4.13069959110733</text:p>
          </table:table-cell>
          <table:table-cell table:style-name="ce161" office:value-type="float" office:value="0.000660475226533971" calcext:value-type="float">
            <text:p>0.000660475226534</text:p>
          </table:table-cell>
          <table:table-cell table:style-name="ce164" office:value-type="float" office:value="0.000430450144971124" calcext:value-type="float">
            <text:p>0.000430450144971</text:p>
          </table:table-cell>
          <table:table-cell table:formula="of:=[.H9]+[.I9]+[.J9]+[.K9]+[.L9]" office:value-type="float" office:value="7.30156213868721" calcext:value-type="float">
            <text:p>7.30156213868721</text:p>
          </table:table-cell>
          <table:table-cell table:style-name="ce167" office:value-type="float" office:value="0.00807622882348369" calcext:value-type="float">
            <text:p>0.008076228823484</text:p>
          </table:table-cell>
          <table:table-cell table:style-name="ce167" office:value-type="float" office:value="2.4572005495429" calcext:value-type="float">
            <text:p>2.4572005495429</text:p>
          </table:table-cell>
          <table:table-cell table:formula="of:=[.J9]" office:value-type="float" office:value="4.13069959110733" calcext:value-type="float">
            <text:p>4.13069959110733</text:p>
          </table:table-cell>
          <table:table-cell table:formula="of:=[.K9]" office:value-type="float" office:value="0.000660475226533971" calcext:value-type="float">
            <text:p>0.000660475226534</text:p>
          </table:table-cell>
          <table:table-cell table:formula="of:=[.L9]" office:value-type="float" office:value="0.000430450144971124" calcext:value-type="float">
            <text:p>0.000430450144971</text:p>
          </table:table-cell>
          <table:table-cell table:formula="of:=[.N9]+[.O9]+[.P9]+[.Q9]+[.R9]" office:value-type="float" office:value="6.59706729484523" calcext:value-type="float">
            <text:p>6.5970672948452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44"/>
          <table:table-cell table:style-name="ce386"/>
          <table:table-cell table:style-name="ce419"/>
          <table:table-cell table:style-name="ce452"/>
          <table:table-cell office:value-type="float" office:value="0.0119278581678373" calcext:value-type="float">
            <text:p>0.011927858167837</text:p>
          </table:table-cell>
          <table:table-cell office:value-type="float" office:value="3.17825563251972" calcext:value-type="float">
            <text:p>3.17825563251972</text:p>
          </table:table-cell>
          <table:table-cell office:value-type="float" office:value="3.26604413112324" calcext:value-type="float">
            <text:p>3.26604413112324</text:p>
          </table:table-cell>
          <table:table-cell office:value-type="float" office:value="0.00112106433130594" calcext:value-type="float">
            <text:p>0.001121064331306</text:p>
          </table:table-cell>
          <table:table-cell office:value-type="float" office:value="0.0068954271832918" calcext:value-type="float">
            <text:p>0.006895427183292</text:p>
          </table:table-cell>
          <table:table-cell table:formula="of:=[.H10]+[.I10]+[.J10]+[.K10]+[.L10]" office:value-type="float" office:value="6.4642441133254" calcext:value-type="float">
            <text:p>6.4642441133254</text:p>
          </table:table-cell>
          <table:table-cell office:value-type="float" office:value="0.0157682484314137" calcext:value-type="float">
            <text:p>0.015768248431414</text:p>
          </table:table-cell>
          <table:table-cell office:value-type="float" office:value="2.46824529021978" calcext:value-type="float">
            <text:p>2.46824529021978</text:p>
          </table:table-cell>
          <table:table-cell table:formula="of:=[.J10]" office:value-type="float" office:value="3.26604413112324" calcext:value-type="float">
            <text:p>3.26604413112324</text:p>
          </table:table-cell>
          <table:table-cell table:formula="of:=[.K10]" office:value-type="float" office:value="0.00112106433130594" calcext:value-type="float">
            <text:p>0.001121064331306</text:p>
          </table:table-cell>
          <table:table-cell table:formula="of:=[.L10]" office:value-type="float" office:value="0.0068954271832918" calcext:value-type="float">
            <text:p>0.006895427183292</text:p>
          </table:table-cell>
          <table:table-cell table:formula="of:=[.N10]+[.O10]+[.P10]+[.Q10]+[.R10]" office:value-type="float" office:value="5.75807416128904" calcext:value-type="float">
            <text:p>5.7580741612890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45"/>
          <table:table-cell table:style-name="ce387"/>
          <table:table-cell table:style-name="ce420"/>
          <table:table-cell table:style-name="ce453"/>
          <table:table-cell office:value-type="float" office:value="0.141974724101601" calcext:value-type="float">
            <text:p>0.141974724101601</text:p>
          </table:table-cell>
          <table:table-cell office:value-type="float" office:value="3.3769428730011" calcext:value-type="float">
            <text:p>3.3769428730011</text:p>
          </table:table-cell>
          <table:table-cell office:value-type="float" office:value="0.584656176975613" calcext:value-type="float">
            <text:p>0.584656176975613</text:p>
          </table:table-cell>
          <table:table-cell office:value-type="float" office:value="0.0063409618595781" calcext:value-type="float">
            <text:p>0.006340961859578</text:p>
          </table:table-cell>
          <table:table-cell office:value-type="float" office:value="0.085178789061896" calcext:value-type="float">
            <text:p>0.085178789061896</text:p>
          </table:table-cell>
          <table:table-cell table:formula="of:=[.H11]+[.I11]+[.J11]+[.K11]+[.L11]" office:value-type="float" office:value="4.19509352499979" calcext:value-type="float">
            <text:p>4.19509352499979</text:p>
          </table:table-cell>
          <table:table-cell office:value-type="float" office:value="0.143274401125382" calcext:value-type="float">
            <text:p>0.143274401125382</text:p>
          </table:table-cell>
          <table:table-cell office:value-type="float" office:value="2.64588706195354" calcext:value-type="float">
            <text:p>2.64588706195354</text:p>
          </table:table-cell>
          <table:table-cell table:formula="of:=[.J11]" office:value-type="float" office:value="0.584656176975613" calcext:value-type="float">
            <text:p>0.584656176975613</text:p>
          </table:table-cell>
          <table:table-cell table:formula="of:=[.K11]" office:value-type="float" office:value="0.0063409618595781" calcext:value-type="float">
            <text:p>0.006340961859578</text:p>
          </table:table-cell>
          <table:table-cell table:formula="of:=[.L11]" office:value-type="float" office:value="0.085178789061896" calcext:value-type="float">
            <text:p>0.085178789061896</text:p>
          </table:table-cell>
          <table:table-cell table:formula="of:=[.N11]+[.O11]+[.P11]+[.Q11]+[.R11]" office:value-type="float" office:value="3.46533739097601" calcext:value-type="float">
            <text:p>3.46533739097601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Doble recta, vel int, un poco noisy</text:p>
          </table:table-cell>
          <table:covered-table-cell/>
          <table:table-cell office:value-type="string" calcext:value-type="string">
            <text:p>Igual</text:p>
          </table:table-cell>
          <table:table-cell table:style-name="ce346"/>
          <table:table-cell table:style-name="ce388"/>
          <table:table-cell table:style-name="ce421"/>
          <table:table-cell table:style-name="ce454"/>
          <table:table-cell office:value-type="float" office:value="0" calcext:value-type="float">
            <text:p>0</text:p>
          </table:table-cell>
          <table:table-cell office:value-type="float" office:value="3.78634445369244" calcext:value-type="float">
            <text:p>3.78634445369244</text:p>
          </table:table-cell>
          <table:table-cell office:value-type="float" office:value="2.81249205518149" calcext:value-type="float">
            <text:p>2.812492055181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2]+[.I12]+[.J12]+[.K12]+[.L12]" office:value-type="float" office:value="6.59883650887393" calcext:value-type="float">
            <text:p>6.59883650887393</text:p>
          </table:table-cell>
          <table:table-cell office:value-type="float" office:value="0" calcext:value-type="float">
            <text:p>0</text:p>
          </table:table-cell>
          <table:table-cell office:value-type="float" office:value="3.12168821692467" calcext:value-type="float">
            <text:p>3.12168821692467</text:p>
          </table:table-cell>
          <table:table-cell table:formula="of:=[.J12]" office:value-type="float" office:value="2.81249205518149" calcext:value-type="float">
            <text:p>2.81249205518149</text:p>
          </table:table-cell>
          <table:table-cell table:formula="of:=[.K12]" office:value-type="float" office:value="0" calcext:value-type="float">
            <text:p>0</text:p>
          </table:table-cell>
          <table:table-cell table:formula="of:=[.L12]" office:value-type="float" office:value="0" calcext:value-type="float">
            <text:p>0</text:p>
          </table:table-cell>
          <table:table-cell table:formula="of:=[.N12]+[.O12]+[.P12]+[.Q12]+[.R12]" office:value-type="float" office:value="5.93418027210616" calcext:value-type="float">
            <text:p>5.93418027210616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47" office:value-type="float" office:value="8" calcext:value-type="float">
            <text:p>8</text:p>
          </table:table-cell>
          <table:table-cell table:style-name="ce389" office:value-type="float" office:value="6" calcext:value-type="float">
            <text:p>6</text:p>
          </table:table-cell>
          <table:table-cell table:style-name="ce422" office:value-type="float" office:value="3" calcext:value-type="float">
            <text:p>3</text:p>
          </table:table-cell>
          <table:table-cell table:style-name="ce455" office:value-type="float" office:value="8" calcext:value-type="float">
            <text:p>8</text:p>
          </table:table-cell>
          <table:table-cell office:value-type="float" office:value="1.57722141011618" calcext:value-type="float">
            <text:p>1.57722141011618</text:p>
          </table:table-cell>
          <table:table-cell office:value-type="float" office:value="0.982957240194082" calcext:value-type="float">
            <text:p>0.982957240194082</text:p>
          </table:table-cell>
          <table:table-cell office:value-type="float" office:value="0.101861814138659" calcext:value-type="float">
            <text:p>0.101861814138659</text:p>
          </table:table-cell>
          <table:table-cell office:value-type="float" office:value="0.0331047235523285" calcext:value-type="float">
            <text:p>0.033104723552329</text:p>
          </table:table-cell>
          <table:table-cell office:value-type="float" office:value="0.225764379185704" calcext:value-type="float">
            <text:p>0.225764379185704</text:p>
          </table:table-cell>
          <table:table-cell table:formula="of:=[.H13]+[.I13]+[.J13]+[.K13]+[.L13]" office:value-type="float" office:value="2.92090956718696" calcext:value-type="float">
            <text:p>2.92090956718696</text:p>
          </table:table-cell>
          <table:table-cell office:value-type="float" office:value="1.62297117640264" calcext:value-type="float">
            <text:p>1.62297117640264</text:p>
          </table:table-cell>
          <table:table-cell office:value-type="float" office:value="0.574137130752206" calcext:value-type="float">
            <text:p>0.574137130752206</text:p>
          </table:table-cell>
          <table:table-cell table:formula="of:=[.J13]" office:value-type="float" office:value="0.101861814138659" calcext:value-type="float">
            <text:p>0.101861814138659</text:p>
          </table:table-cell>
          <table:table-cell table:formula="of:=[.K13]" office:value-type="float" office:value="0.0331047235523285" calcext:value-type="float">
            <text:p>0.033104723552329</text:p>
          </table:table-cell>
          <table:table-cell table:formula="of:=[.L13]" office:value-type="float" office:value="0.225764379185704" calcext:value-type="float">
            <text:p>0.225764379185704</text:p>
          </table:table-cell>
          <table:table-cell table:formula="of:=[.N13]+[.O13]+[.P13]+[.Q13]+[.R13]" office:value-type="float" office:value="2.55783922403154" calcext:value-type="float">
            <text:p>2.5578392240315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48" office:value-type="float" office:value="6" calcext:value-type="float">
            <text:p>6</text:p>
          </table:table-cell>
          <table:table-cell table:style-name="ce390" office:value-type="float" office:value="2" calcext:value-type="float">
            <text:p>2</text:p>
          </table:table-cell>
          <table:table-cell table:style-name="ce423" office:value-type="float" office:value="3" calcext:value-type="float">
            <text:p>3</text:p>
          </table:table-cell>
          <table:table-cell table:style-name="ce456" office:value-type="float" office:value="7" calcext:value-type="float">
            <text:p>7</text:p>
          </table:table-cell>
          <table:table-cell office:value-type="float" office:value="4.84531658003107" calcext:value-type="float">
            <text:p>4.84531658003107</text:p>
          </table:table-cell>
          <table:table-cell office:value-type="float" office:value="1.43685704097152" calcext:value-type="float">
            <text:p>1.43685704097152</text:p>
          </table:table-cell>
          <table:table-cell office:value-type="float" office:value="1.60531555937943" calcext:value-type="float">
            <text:p>1.60531555937943</text:p>
          </table:table-cell>
          <table:table-cell office:value-type="float" office:value="0.0505347137466159" calcext:value-type="float">
            <text:p>0.050534713746616</text:p>
          </table:table-cell>
          <table:table-cell office:value-type="float" office:value="0.588223296640493" calcext:value-type="float">
            <text:p>0.588223296640493</text:p>
          </table:table-cell>
          <table:table-cell table:formula="of:=[.H14]+[.I14]+[.J14]+[.K14]+[.L14]" office:value-type="float" office:value="8.52624719076912" calcext:value-type="float">
            <text:p>8.52624719076912</text:p>
          </table:table-cell>
          <table:table-cell office:value-type="float" office:value="4.72378742415458" calcext:value-type="float">
            <text:p>4.72378742415458</text:p>
          </table:table-cell>
          <table:table-cell office:value-type="float" office:value="1.15055479109287" calcext:value-type="float">
            <text:p>1.15055479109287</text:p>
          </table:table-cell>
          <table:table-cell table:formula="of:=[.J14]" office:value-type="float" office:value="1.60531555937943" calcext:value-type="float">
            <text:p>1.60531555937943</text:p>
          </table:table-cell>
          <table:table-cell table:formula="of:=[.K14]" office:value-type="float" office:value="0.0505347137466159" calcext:value-type="float">
            <text:p>0.050534713746616</text:p>
          </table:table-cell>
          <table:table-cell table:formula="of:=[.L14]" office:value-type="float" office:value="0.588223296640493" calcext:value-type="float">
            <text:p>0.588223296640493</text:p>
          </table:table-cell>
          <table:table-cell table:formula="of:=[.N14]+[.O14]+[.P14]+[.Q14]+[.R14]" office:value-type="float" office:value="8.11841578501399" calcext:value-type="float">
            <text:p>8.1184157850139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49" office:value-type="float" office:value="1" calcext:value-type="float">
            <text:p>1</text:p>
          </table:table-cell>
          <table:table-cell table:style-name="ce391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457" office:value-type="float" office:value="1" calcext:value-type="float">
            <text:p>1</text:p>
          </table:table-cell>
          <table:table-cell office:value-type="float" office:value="9.24277992453426" calcext:value-type="float">
            <text:p>9.24277992453426</text:p>
          </table:table-cell>
          <table:table-cell office:value-type="float" office:value="3.37085537612438" calcext:value-type="float">
            <text:p>3.37085537612438</text:p>
          </table:table-cell>
          <table:table-cell office:value-type="float" office:value="0.0333110475179896" calcext:value-type="float">
            <text:p>0.03331104751799</text:p>
          </table:table-cell>
          <table:table-cell office:value-type="float" office:value="0.0493485580639934" calcext:value-type="float">
            <text:p>0.049348558063994</text:p>
          </table:table-cell>
          <table:table-cell office:value-type="float" office:value="1.2375994843554" calcext:value-type="float">
            <text:p>1.2375994843554</text:p>
          </table:table-cell>
          <table:table-cell table:formula="of:=[.H15]+[.I15]+[.J15]+[.K15]+[.L15]" office:value-type="float" office:value="13.933894390596" calcext:value-type="float">
            <text:p>13.933894390596</text:p>
          </table:table-cell>
          <table:table-cell office:value-type="float" office:value="8.57533945236355" calcext:value-type="float">
            <text:p>8.57533945236355</text:p>
          </table:table-cell>
          <table:table-cell office:value-type="float" office:value="2.63378117233515" calcext:value-type="float">
            <text:p>2.63378117233515</text:p>
          </table:table-cell>
          <table:table-cell table:formula="of:=[.J15]" office:value-type="float" office:value="0.0333110475179896" calcext:value-type="float">
            <text:p>0.03331104751799</text:p>
          </table:table-cell>
          <table:table-cell table:formula="of:=[.K15]" office:value-type="float" office:value="0.0493485580639934" calcext:value-type="float">
            <text:p>0.049348558063994</text:p>
          </table:table-cell>
          <table:table-cell table:formula="of:=[.L15]" office:value-type="float" office:value="1.2375994843554" calcext:value-type="float">
            <text:p>1.2375994843554</text:p>
          </table:table-cell>
          <table:table-cell table:formula="of:=[.N15]+[.O15]+[.P15]+[.Q15]+[.R15]" office:value-type="float" office:value="12.5293797146361" calcext:value-type="float">
            <text:p>12.5293797146361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tres rectas, media vel., noisy</text:p>
          </table:table-cell>
          <table:covered-table-cell/>
          <table:table-cell office:value-type="string" calcext:value-type="string">
            <text:p>Igual</text:p>
          </table:table-cell>
          <table:table-cell table:style-name="ce350" office:value-type="float" office:value="10" calcext:value-type="float">
            <text:p>10</text:p>
          </table:table-cell>
          <table:table-cell table:style-name="ce392" office:value-type="float" office:value="10" calcext:value-type="float">
            <text:p>10</text:p>
          </table:table-cell>
          <table:table-cell table:style-name="ce425" office:value-type="float" office:value="4" calcext:value-type="float">
            <text:p>4</text:p>
          </table:table-cell>
          <table:table-cell table:style-name="ce458" office:value-type="float" office:value="2" calcext:value-type="float">
            <text:p>2</text:p>
          </table:table-cell>
          <table:table-cell table:style-name="ce492" office:value-type="float" office:value="0.0000295703328490049" calcext:value-type="float">
            <text:p>2.96E-05</text:p>
          </table:table-cell>
          <table:table-cell office:value-type="float" office:value="3.16568128764629" calcext:value-type="float">
            <text:p>3.16568128764629</text:p>
          </table:table-cell>
          <table:table-cell office:value-type="float" office:value="2.93073822533174" calcext:value-type="float">
            <text:p>2.93073822533174</text:p>
          </table:table-cell>
          <table:table-cell table:style-name="ce492" office:value-type="float" office:value="0.0000199999999999994" calcext:value-type="float">
            <text:p>2.00E-05</text:p>
          </table:table-cell>
          <table:table-cell office:value-type="float" office:value="0.000148148148148135" calcext:value-type="float">
            <text:p>0.000148148148148</text:p>
          </table:table-cell>
          <table:table-cell table:formula="of:=[.H16]+[.I16]+[.J16]+[.K16]+[.L16]" office:value-type="float" office:value="6.09661723145903" calcext:value-type="float">
            <text:p>6.09661723145903</text:p>
          </table:table-cell>
          <table:table-cell table:style-name="ce493" office:value-type="float" office:value="0.0000336739169881639" calcext:value-type="float">
            <text:p>3.37E-05</text:p>
          </table:table-cell>
          <table:table-cell office:value-type="float" office:value="1.84772834181786" calcext:value-type="float">
            <text:p>1.84772834181786</text:p>
          </table:table-cell>
          <table:table-cell table:formula="of:=[.J16]" office:value-type="float" office:value="2.93073822533174" calcext:value-type="float">
            <text:p>2.93073822533174</text:p>
          </table:table-cell>
          <table:table-cell table:formula="of:=[.K16]" office:value-type="float" office:value="0.0000199999999999994" calcext:value-type="float">
            <text:p>1.99999999999994E-05</text:p>
          </table:table-cell>
          <table:table-cell table:formula="of:=[.L16]" office:value-type="float" office:value="0.000148148148148135" calcext:value-type="float">
            <text:p>0.000148148148148</text:p>
          </table:table-cell>
          <table:table-cell table:formula="of:=[.N16]+[.O16]+[.P16]+[.Q16]+[.R16]" office:value-type="float" office:value="4.77866838921473" calcext:value-type="float">
            <text:p>4.7786683892147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51" office:value-type="float" office:value="9" calcext:value-type="float">
            <text:p>9</text:p>
          </table:table-cell>
          <table:table-cell table:style-name="ce393" office:value-type="float" office:value="9" calcext:value-type="float">
            <text:p>9</text:p>
          </table:table-cell>
          <table:table-cell table:style-name="ce426" office:value-type="float" office:value="8" calcext:value-type="float">
            <text:p>8</text:p>
          </table:table-cell>
          <table:table-cell table:style-name="ce459" office:value-type="float" office:value="7" calcext:value-type="float">
            <text:p>7</text:p>
          </table:table-cell>
          <table:table-cell office:value-type="float" office:value="0.0734293098503258" calcext:value-type="float">
            <text:p>0.073429309850326</text:p>
          </table:table-cell>
          <table:table-cell office:value-type="float" office:value="3.08930538594723" calcext:value-type="float">
            <text:p>3.08930538594723</text:p>
          </table:table-cell>
          <table:table-cell office:value-type="float" office:value="0.727907512634975" calcext:value-type="float">
            <text:p>0.727907512634975</text:p>
          </table:table-cell>
          <table:table-cell office:value-type="float" office:value="0.00609385905799683" calcext:value-type="float">
            <text:p>0.006093859057997</text:p>
          </table:table-cell>
          <table:table-cell office:value-type="float" office:value="0.0116096893514358" calcext:value-type="float">
            <text:p>0.011609689351436</text:p>
          </table:table-cell>
          <table:table-cell table:formula="of:=[.H17]+[.I17]+[.J17]+[.K17]+[.L17]" office:value-type="float" office:value="3.90834575684196" calcext:value-type="float">
            <text:p>3.90834575684196</text:p>
          </table:table-cell>
          <table:table-cell office:value-type="float" office:value="0.0871034535521176" calcext:value-type="float">
            <text:p>0.087103453552118</text:p>
          </table:table-cell>
          <table:table-cell office:value-type="float" office:value="1.83755364269018" calcext:value-type="float">
            <text:p>1.83755364269018</text:p>
          </table:table-cell>
          <table:table-cell table:formula="of:=[.J17]" office:value-type="float" office:value="0.727907512634975" calcext:value-type="float">
            <text:p>0.727907512634975</text:p>
          </table:table-cell>
          <table:table-cell table:formula="of:=[.K17]" office:value-type="float" office:value="0.00609385905799683" calcext:value-type="float">
            <text:p>0.006093859057997</text:p>
          </table:table-cell>
          <table:table-cell table:formula="of:=[.L17]" office:value-type="float" office:value="0.0116096893514358" calcext:value-type="float">
            <text:p>0.011609689351436</text:p>
          </table:table-cell>
          <table:table-cell table:formula="of:=[.N17]+[.O17]+[.P17]+[.Q17]+[.R17]" office:value-type="float" office:value="2.67026815728671" calcext:value-type="float">
            <text:p>2.67026815728671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52" office:value-type="float" office:value="7" calcext:value-type="float">
            <text:p>7</text:p>
          </table:table-cell>
          <table:table-cell table:style-name="ce394" office:value-type="float" office:value="7" calcext:value-type="float">
            <text:p>7</text:p>
          </table:table-cell>
          <table:table-cell table:style-name="ce427" office:value-type="float" office:value="7" calcext:value-type="float">
            <text:p>7</text:p>
          </table:table-cell>
          <table:table-cell table:style-name="ce460" office:value-type="float" office:value="7" calcext:value-type="float">
            <text:p>7</text:p>
          </table:table-cell>
          <table:table-cell office:value-type="float" office:value="0.686252460582182" calcext:value-type="float">
            <text:p>0.686252460582182</text:p>
          </table:table-cell>
          <table:table-cell office:value-type="float" office:value="1.73685494810343" calcext:value-type="float">
            <text:p>1.73685494810343</text:p>
          </table:table-cell>
          <table:table-cell office:value-type="float" office:value="0.894590065593326" calcext:value-type="float">
            <text:p>0.894590065593326</text:p>
          </table:table-cell>
          <table:table-cell office:value-type="float" office:value="0.0204190516866924" calcext:value-type="float">
            <text:p>0.020419051686693</text:p>
          </table:table-cell>
          <table:table-cell office:value-type="float" office:value="0.225318995478677" calcext:value-type="float">
            <text:p>0.225318995478677</text:p>
          </table:table-cell>
          <table:table-cell table:formula="of:=[.H18]+[.I18]+[.J18]+[.K18]+[.L18]" office:value-type="float" office:value="3.56343552144431" calcext:value-type="float">
            <text:p>3.56343552144431</text:p>
          </table:table-cell>
          <table:table-cell office:value-type="float" office:value="0.615989411016926" calcext:value-type="float">
            <text:p>0.615989411016926</text:p>
          </table:table-cell>
          <table:table-cell office:value-type="float" office:value="1.05811757966876" calcext:value-type="float">
            <text:p>1.05811757966876</text:p>
          </table:table-cell>
          <table:table-cell table:formula="of:=[.J18]" office:value-type="float" office:value="0.894590065593326" calcext:value-type="float">
            <text:p>0.894590065593326</text:p>
          </table:table-cell>
          <table:table-cell table:formula="of:=[.K18]" office:value-type="float" office:value="0.0204190516866924" calcext:value-type="float">
            <text:p>0.020419051686693</text:p>
          </table:table-cell>
          <table:table-cell table:formula="of:=[.L18]" office:value-type="float" office:value="0.225318995478677" calcext:value-type="float">
            <text:p>0.225318995478677</text:p>
          </table:table-cell>
          <table:table-cell table:formula="of:=[.N18]+[.O18]+[.P18]+[.Q18]+[.R18]" office:value-type="float" office:value="2.81443510344438" calcext:value-type="float">
            <text:p>2.81443510344438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53" office:value-type="float" office:value="3" calcext:value-type="float">
            <text:p>3</text:p>
          </table:table-cell>
          <table:table-cell table:style-name="ce395" office:value-type="float" office:value="2" calcext:value-type="float">
            <text:p>2</text:p>
          </table:table-cell>
          <table:table-cell table:style-name="ce428" office:value-type="float" office:value="5" calcext:value-type="float">
            <text:p>5</text:p>
          </table:table-cell>
          <table:table-cell table:style-name="ce461" office:value-type="float" office:value="6" calcext:value-type="float">
            <text:p>6</text:p>
          </table:table-cell>
          <table:table-cell office:value-type="float" office:value="4.27276740083471" calcext:value-type="float">
            <text:p>4.27276740083471</text:p>
          </table:table-cell>
          <table:table-cell office:value-type="float" office:value="2.07987520843744" calcext:value-type="float">
            <text:p>2.07987520843744</text:p>
          </table:table-cell>
          <table:table-cell office:value-type="float" office:value="0.00411343232566589" calcext:value-type="float">
            <text:p>0.004113432325666</text:p>
          </table:table-cell>
          <table:table-cell office:value-type="float" office:value="0.0494413930367369" calcext:value-type="float">
            <text:p>0.049441393036737</text:p>
          </table:table-cell>
          <table:table-cell office:value-type="float" office:value="1.21813982982852" calcext:value-type="float">
            <text:p>1.21813982982852</text:p>
          </table:table-cell>
          <table:table-cell table:formula="of:=[.H19]+[.I19]+[.J19]+[.K19]+[.L19]" office:value-type="float" office:value="7.62433726446308" calcext:value-type="float">
            <text:p>7.62433726446308</text:p>
          </table:table-cell>
          <table:table-cell office:value-type="float" office:value="3.97192459786311" calcext:value-type="float">
            <text:p>3.97192459786311</text:p>
          </table:table-cell>
          <table:table-cell office:value-type="float" office:value="1.65192596614361" calcext:value-type="float">
            <text:p>1.65192596614361</text:p>
          </table:table-cell>
          <table:table-cell table:formula="of:=[.J19]" office:value-type="float" office:value="0.00411343232566589" calcext:value-type="float">
            <text:p>0.004113432325666</text:p>
          </table:table-cell>
          <table:table-cell table:formula="of:=[.K19]" office:value-type="float" office:value="0.0494413930367369" calcext:value-type="float">
            <text:p>0.049441393036737</text:p>
          </table:table-cell>
          <table:table-cell table:formula="of:=[.L19]" office:value-type="float" office:value="1.21813982982852" calcext:value-type="float">
            <text:p>1.21813982982852</text:p>
          </table:table-cell>
          <table:table-cell table:formula="of:=[.N19]+[.O19]+[.P19]+[.Q19]+[.R19]" office:value-type="float" office:value="6.89554521919764" calcext:value-type="float">
            <text:p>6.89554521919764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Dos curvas suaves, vel baja, no noisy</text:p>
          </table:table-cell>
          <table:covered-table-cell/>
          <table:table-cell office:value-type="string" calcext:value-type="string">
            <text:p>Igual</text:p>
          </table:table-cell>
          <table:table-cell table:style-name="ce354" office:value-type="float" office:value="10" calcext:value-type="float">
            <text:p>10</text:p>
          </table:table-cell>
          <table:table-cell table:style-name="ce396" office:value-type="float" office:value="10" calcext:value-type="float">
            <text:p>10</text:p>
          </table:table-cell>
          <table:table-cell table:style-name="ce429" office:value-type="float" office:value="4" calcext:value-type="float">
            <text:p>4</text:p>
          </table:table-cell>
          <table:table-cell table:style-name="ce46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3678123652935" calcext:value-type="float">
            <text:p>2.03678123652935</text:p>
          </table:table-cell>
          <table:table-cell office:value-type="float" office:value="4.65747712006784" calcext:value-type="float">
            <text:p>4.657477120067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0]+[.I20]+[.J20]+[.K20]+[.L20]" office:value-type="float" office:value="6.69425835659719" calcext:value-type="float">
            <text:p>6.69425835659719</text:p>
          </table:table-cell>
          <table:table-cell office:value-type="float" office:value="0" calcext:value-type="float">
            <text:p>0</text:p>
          </table:table-cell>
          <table:table-cell office:value-type="float" office:value="1.41069637611508" calcext:value-type="float">
            <text:p>1.41069637611508</text:p>
          </table:table-cell>
          <table:table-cell table:formula="of:=[.J20]" office:value-type="float" office:value="4.65747712006784" calcext:value-type="float">
            <text:p>4.65747712006784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" office:value-type="float" office:value="0" calcext:value-type="float">
            <text:p>0</text:p>
          </table:table-cell>
          <table:table-cell table:formula="of:=[.N20]+[.O20]+[.P20]+[.Q20]+[.R20]" office:value-type="float" office:value="6.06817349618293" calcext:value-type="float">
            <text:p>6.06817349618293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55" office:value-type="float" office:value="10" calcext:value-type="float">
            <text:p>10</text:p>
          </table:table-cell>
          <table:table-cell table:style-name="ce397" office:value-type="float" office:value="10" calcext:value-type="float">
            <text:p>10</text:p>
          </table:table-cell>
          <table:table-cell table:style-name="ce430" office:value-type="float" office:value="4" calcext:value-type="float">
            <text:p>4</text:p>
          </table:table-cell>
          <table:table-cell table:style-name="ce463" office:value-type="float" office:value="2.5" calcext:value-type="float">
            <text:p>2.5</text:p>
          </table:table-cell>
          <table:table-cell office:value-type="float" office:value="0.00976328578872199" calcext:value-type="float">
            <text:p>0.009763285788722</text:p>
          </table:table-cell>
          <table:table-cell office:value-type="float" office:value="2.09319721907377" calcext:value-type="float">
            <text:p>2.09319721907377</text:p>
          </table:table-cell>
          <table:table-cell office:value-type="float" office:value="2.99676670414" calcext:value-type="float">
            <text:p>2.99676670414</text:p>
          </table:table-cell>
          <table:table-cell office:value-type="float" office:value="0.00117552695407827" calcext:value-type="float">
            <text:p>0.001175526954078</text:p>
          </table:table-cell>
          <table:table-cell office:value-type="float" office:value="0.000707759489162167" calcext:value-type="float">
            <text:p>0.000707759489162</text:p>
          </table:table-cell>
          <table:table-cell table:formula="of:=[.H21]+[.I21]+[.J21]+[.K21]+[.L21]" office:value-type="float" office:value="5.10161049544573" calcext:value-type="float">
            <text:p>5.10161049544573</text:p>
          </table:table-cell>
          <table:table-cell office:value-type="float" office:value="0.0210823122870352" calcext:value-type="float">
            <text:p>0.021082312287035</text:p>
          </table:table-cell>
          <table:table-cell office:value-type="float" office:value="1.4557377435267" calcext:value-type="float">
            <text:p>1.4557377435267</text:p>
          </table:table-cell>
          <table:table-cell table:formula="of:=[.J21]" office:value-type="float" office:value="2.99676670414" calcext:value-type="float">
            <text:p>2.99676670414</text:p>
          </table:table-cell>
          <table:table-cell table:formula="of:=[.K21]" office:value-type="float" office:value="0.00117552695407827" calcext:value-type="float">
            <text:p>0.001175526954078</text:p>
          </table:table-cell>
          <table:table-cell table:formula="of:=[.L21]" office:value-type="float" office:value="0.000707759489162167" calcext:value-type="float">
            <text:p>0.000707759489162</text:p>
          </table:table-cell>
          <table:table-cell table:formula="of:=[.N21]+[.O21]+[.P21]+[.Q21]+[.R21]" office:value-type="float" office:value="4.47547004639697" calcext:value-type="float">
            <text:p>4.4754700463969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56" office:value-type="float" office:value="10" calcext:value-type="float">
            <text:p>10</text:p>
          </table:table-cell>
          <table:table-cell table:style-name="ce398" office:value-type="float" office:value="9.5" calcext:value-type="float">
            <text:p>9.5</text:p>
          </table:table-cell>
          <table:table-cell table:style-name="ce431" office:value-type="float" office:value="4" calcext:value-type="float">
            <text:p>4</text:p>
          </table:table-cell>
          <table:table-cell table:style-name="ce464" office:value-type="float" office:value="5" calcext:value-type="float">
            <text:p>5</text:p>
          </table:table-cell>
          <table:table-cell office:value-type="float" office:value="0.0300612236969755" calcext:value-type="float">
            <text:p>0.030061223696976</text:p>
          </table:table-cell>
          <table:table-cell office:value-type="float" office:value="2.08693835884333" calcext:value-type="float">
            <text:p>2.08693835884333</text:p>
          </table:table-cell>
          <table:table-cell office:value-type="float" office:value="1.28327044715299" calcext:value-type="float">
            <text:p>1.28327044715299</text:p>
          </table:table-cell>
          <table:table-cell office:value-type="float" office:value="0.00203118576102719" calcext:value-type="float">
            <text:p>0.002031185761027</text:p>
          </table:table-cell>
          <table:table-cell office:value-type="float" office:value="0.00923422742509625" calcext:value-type="float">
            <text:p>0.009234227425096</text:p>
          </table:table-cell>
          <table:table-cell table:formula="of:=[.H22]+[.I22]+[.J22]+[.K22]+[.L22]" office:value-type="float" office:value="3.41153544287942" calcext:value-type="float">
            <text:p>3.41153544287942</text:p>
          </table:table-cell>
          <table:table-cell office:value-type="float" office:value="0.045024348764855" calcext:value-type="float">
            <text:p>0.045024348764855</text:p>
          </table:table-cell>
          <table:table-cell office:value-type="float" office:value="1.44582642242312" calcext:value-type="float">
            <text:p>1.44582642242312</text:p>
          </table:table-cell>
          <table:table-cell table:formula="of:=[.J22]" office:value-type="float" office:value="1.28327044715299" calcext:value-type="float">
            <text:p>1.28327044715299</text:p>
          </table:table-cell>
          <table:table-cell table:formula="of:=[.K22]" office:value-type="float" office:value="0.00203118576102719" calcext:value-type="float">
            <text:p>0.002031185761027</text:p>
          </table:table-cell>
          <table:table-cell table:formula="of:=[.L22]" office:value-type="float" office:value="0.00923422742509625" calcext:value-type="float">
            <text:p>0.009234227425096</text:p>
          </table:table-cell>
          <table:table-cell table:formula="of:=[.N22]+[.O22]+[.P22]+[.Q22]+[.R22]" office:value-type="float" office:value="2.78538663152709" calcext:value-type="float">
            <text:p>2.7853866315270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57" office:value-type="float" office:value="2" calcext:value-type="float">
            <text:p>2</text:p>
          </table:table-cell>
          <table:table-cell table:style-name="ce399" office:value-type="float" office:value="1" calcext:value-type="float">
            <text:p>1</text:p>
          </table:table-cell>
          <table:table-cell table:style-name="ce432" office:value-type="float" office:value="2" calcext:value-type="float">
            <text:p>2</text:p>
          </table:table-cell>
          <table:table-cell table:style-name="ce465" office:value-type="float" office:value="7" calcext:value-type="float">
            <text:p>7</text:p>
          </table:table-cell>
          <table:table-cell office:value-type="float" office:value="3.14349977998063" calcext:value-type="float">
            <text:p>3.14349977998063</text:p>
          </table:table-cell>
          <table:table-cell office:value-type="float" office:value="3.21659669280052" calcext:value-type="float">
            <text:p>3.21659669280052</text:p>
          </table:table-cell>
          <table:table-cell office:value-type="float" office:value="0.549639879298133" calcext:value-type="float">
            <text:p>0.549639879298133</text:p>
          </table:table-cell>
          <table:table-cell office:value-type="float" office:value="0.0227046828017435" calcext:value-type="float">
            <text:p>0.022704682801744</text:p>
          </table:table-cell>
          <table:table-cell office:value-type="float" office:value="0.876628006517273" calcext:value-type="float">
            <text:p>0.876628006517273</text:p>
          </table:table-cell>
          <table:table-cell table:formula="of:=[.H23]+[.I23]+[.J23]+[.K23]+[.L23]" office:value-type="float" office:value="7.8090690413983" calcext:value-type="float">
            <text:p>7.8090690413983</text:p>
          </table:table-cell>
          <table:table-cell office:value-type="float" office:value="2.69262702204287" calcext:value-type="float">
            <text:p>2.69262702204287</text:p>
          </table:table-cell>
          <table:table-cell office:value-type="float" office:value="2.53208093345165" calcext:value-type="float">
            <text:p>2.53208093345165</text:p>
          </table:table-cell>
          <table:table-cell table:formula="of:=[.J23]" office:value-type="float" office:value="0.549639879298133" calcext:value-type="float">
            <text:p>0.549639879298133</text:p>
          </table:table-cell>
          <table:table-cell table:formula="of:=[.K23]" office:value-type="float" office:value="0.0227046828017435" calcext:value-type="float">
            <text:p>0.022704682801744</text:p>
          </table:table-cell>
          <table:table-cell table:formula="of:=[.L23]" office:value-type="float" office:value="0.876628006517273" calcext:value-type="float">
            <text:p>0.876628006517273</text:p>
          </table:table-cell>
          <table:table-cell table:formula="of:=[.N23]+[.O23]+[.P23]+[.Q23]+[.R23]" office:value-type="float" office:value="6.67368052411167" calcext:value-type="float">
            <text:p>6.67368052411167</text:p>
          </table:table-cell>
        </table:table-row>
        <table:table-row table:style-name="ro2">
          <table:table-cell table:style-name="ce169" office:value-type="string" calcext:value-type="string" table:number-columns-spanned="2" table:number-rows-spanned="4">
            <text:p>Curva parecida a una herradura, velocidad media, larga</text:p>
          </table:table-cell>
          <table:covered-table-cell/>
          <table:table-cell office:value-type="string" calcext:value-type="string">
            <text:p>Igual</text:p>
          </table:table-cell>
          <table:table-cell table:style-name="ce358" office:value-type="float" office:value="10" calcext:value-type="float">
            <text:p>10</text:p>
          </table:table-cell>
          <table:table-cell table:style-name="ce400" office:value-type="float" office:value="10" calcext:value-type="float">
            <text:p>10</text:p>
          </table:table-cell>
          <table:table-cell table:style-name="ce433" office:value-type="float" office:value="8" calcext:value-type="float">
            <text:p>8</text:p>
          </table:table-cell>
          <table:table-cell table:style-name="ce466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24751550704241" calcext:value-type="float">
            <text:p>2.24751550704241</text:p>
          </table:table-cell>
          <table:table-cell office:value-type="float" office:value="0.230044073353711" calcext:value-type="float">
            <text:p>0.2300440733537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4]+[.I24]+[.J24]+[.K24]+[.L24]" office:value-type="float" office:value="2.47755958039612" calcext:value-type="float">
            <text:p>2.47755958039612</text:p>
          </table:table-cell>
          <table:table-cell office:value-type="float" office:value="0" calcext:value-type="float">
            <text:p>0</text:p>
          </table:table-cell>
          <table:table-cell office:value-type="float" office:value="1.68343055993319" calcext:value-type="float">
            <text:p>1.68343055993319</text:p>
          </table:table-cell>
          <table:table-cell table:formula="of:=[.J24]" office:value-type="float" office:value="0.230044073353711" calcext:value-type="float">
            <text:p>0.230044073353711</text:p>
          </table:table-cell>
          <table:table-cell table:formula="of:=[.K24]" office:value-type="float" office:value="0" calcext:value-type="float">
            <text:p>0</text:p>
          </table:table-cell>
          <table:table-cell table:formula="of:=[.L24]" office:value-type="float" office:value="0" calcext:value-type="float">
            <text:p>0</text:p>
          </table:table-cell>
          <table:table-cell table:formula="of:=[.N24]+[.O24]+[.P24]+[.Q24]+[.R24]" office:value-type="float" office:value="1.9134746332869" calcext:value-type="float">
            <text:p>1.913474633286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2</text:p>
          </table:table-cell>
          <table:table-cell table:style-name="ce359" office:value-type="float" office:value="2" calcext:value-type="float">
            <text:p>2</text:p>
          </table:table-cell>
          <table:table-cell table:style-name="ce401" office:value-type="float" office:value="5" calcext:value-type="float">
            <text:p>5</text:p>
          </table:table-cell>
          <table:table-cell table:style-name="ce434" office:value-type="float" office:value="5" calcext:value-type="float">
            <text:p>5</text:p>
          </table:table-cell>
          <table:table-cell table:style-name="ce467" office:value-type="float" office:value="6" calcext:value-type="float">
            <text:p>6</text:p>
          </table:table-cell>
          <table:table-cell office:value-type="float" office:value="1.53973160195164" calcext:value-type="float">
            <text:p>1.53973160195164</text:p>
          </table:table-cell>
          <table:table-cell office:value-type="float" office:value="2.10595354437828" calcext:value-type="float">
            <text:p>2.10595354437828</text:p>
          </table:table-cell>
          <table:table-cell office:value-type="float" office:value="1.99865267851191" calcext:value-type="float">
            <text:p>1.99865267851191</text:p>
          </table:table-cell>
          <table:table-cell office:value-type="float" office:value="0.0282241656128201" calcext:value-type="float">
            <text:p>0.02822416561282</text:p>
          </table:table-cell>
          <table:table-cell office:value-type="float" office:value="0.179664279173438" calcext:value-type="float">
            <text:p>0.179664279173438</text:p>
          </table:table-cell>
          <table:table-cell table:formula="of:=[.H25]+[.I25]+[.J25]+[.K25]+[.L25]" office:value-type="float" office:value="5.85222626962809" calcext:value-type="float">
            <text:p>5.85222626962809</text:p>
          </table:table-cell>
          <table:table-cell office:value-type="float" office:value="1.33046647533774" calcext:value-type="float">
            <text:p>1.33046647533774</text:p>
          </table:table-cell>
          <table:table-cell office:value-type="float" office:value="1.52773819863796" calcext:value-type="float">
            <text:p>1.52773819863796</text:p>
          </table:table-cell>
          <table:table-cell table:formula="of:=[.J25]" office:value-type="float" office:value="1.99865267851191" calcext:value-type="float">
            <text:p>1.99865267851191</text:p>
          </table:table-cell>
          <table:table-cell table:formula="of:=[.K25]" office:value-type="float" office:value="0.0282241656128201" calcext:value-type="float">
            <text:p>0.02822416561282</text:p>
          </table:table-cell>
          <table:table-cell table:formula="of:=[.L25]" office:value-type="float" office:value="0.179664279173438" calcext:value-type="float">
            <text:p>0.179664279173438</text:p>
          </table:table-cell>
          <table:table-cell table:formula="of:=[.N25]+[.O25]+[.P25]+[.Q25]+[.R25]" office:value-type="float" office:value="5.06474579727387" calcext:value-type="float">
            <text:p>5.06474579727387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x5</text:p>
          </table:table-cell>
          <table:table-cell table:style-name="ce360" office:value-type="float" office:value="1" calcext:value-type="float">
            <text:p>1</text:p>
          </table:table-cell>
          <table:table-cell table:style-name="ce402" office:value-type="float" office:value="1" calcext:value-type="float">
            <text:p>1</text:p>
          </table:table-cell>
          <table:table-cell table:style-name="ce435" office:value-type="float" office:value="2" calcext:value-type="float">
            <text:p>2</text:p>
          </table:table-cell>
          <table:table-cell table:style-name="ce468" office:value-type="float" office:value="6" calcext:value-type="float">
            <text:p>6</text:p>
          </table:table-cell>
          <table:table-cell office:value-type="float" office:value="5.54796773940325" calcext:value-type="float">
            <text:p>5.54796773940325</text:p>
          </table:table-cell>
          <table:table-cell office:value-type="float" office:value="4.08272296190262" calcext:value-type="float">
            <text:p>4.08272296190262</text:p>
          </table:table-cell>
          <table:table-cell office:value-type="float" office:value="2.06475569791024" calcext:value-type="float">
            <text:p>2.06475569791024</text:p>
          </table:table-cell>
          <table:table-cell office:value-type="float" office:value="0.0337383506945622" calcext:value-type="float">
            <text:p>0.033738350694562</text:p>
          </table:table-cell>
          <table:table-cell office:value-type="float" office:value="0.242066841730137" calcext:value-type="float">
            <text:p>0.242066841730137</text:p>
          </table:table-cell>
          <table:table-cell table:formula="of:=[.H26]+[.I26]+[.J26]+[.K26]+[.L26]" office:value-type="float" office:value="11.9712515916408" calcext:value-type="float">
            <text:p>11.9712515916408</text:p>
          </table:table-cell>
          <table:table-cell office:value-type="float" office:value="5.19052322488278" calcext:value-type="float">
            <text:p>5.19052322488278</text:p>
          </table:table-cell>
          <table:table-cell office:value-type="float" office:value="3.27919498085976" calcext:value-type="float">
            <text:p>3.27919498085976</text:p>
          </table:table-cell>
          <table:table-cell table:formula="of:=[.J26]" office:value-type="float" office:value="2.06475569791024" calcext:value-type="float">
            <text:p>2.06475569791024</text:p>
          </table:table-cell>
          <table:table-cell table:formula="of:=[.K26]" office:value-type="float" office:value="0.0337383506945622" calcext:value-type="float">
            <text:p>0.033738350694562</text:p>
          </table:table-cell>
          <table:table-cell table:formula="of:=[.L26]" office:value-type="float" office:value="0.242066841730137" calcext:value-type="float">
            <text:p>0.242066841730137</text:p>
          </table:table-cell>
          <table:table-cell table:formula="of:=[.N26]+[.O26]+[.P26]+[.Q26]+[.R26]" office:value-type="float" office:value="10.8102790960775" calcext:value-type="float">
            <text:p>10.8102790960775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warped with style</text:p>
          </table:table-cell>
          <table:table-cell table:style-name="ce361" office:value-type="float" office:value="0" calcext:value-type="float">
            <text:p>0</text:p>
          </table:table-cell>
          <table:table-cell table:style-name="ce403" office:value-type="float" office:value="0" calcext:value-type="float">
            <text:p>0</text:p>
          </table:table-cell>
          <table:table-cell table:style-name="ce436" office:value-type="float" office:value="0" calcext:value-type="float">
            <text:p>0</text:p>
          </table:table-cell>
          <table:table-cell table:style-name="ce469" office:value-type="float" office:value="0" calcext:value-type="float">
            <text:p>0</text:p>
          </table:table-cell>
          <table:table-cell office:value-type="float" office:value="5.47961564734578" calcext:value-type="float">
            <text:p>5.47961564734578</text:p>
          </table:table-cell>
          <table:table-cell office:value-type="float" office:value="4.18329425156117" calcext:value-type="float">
            <text:p>4.18329425156117</text:p>
          </table:table-cell>
          <table:table-cell office:value-type="float" office:value="5.4861118919339" calcext:value-type="float">
            <text:p>5.4861118919339</text:p>
          </table:table-cell>
          <table:table-cell office:value-type="float" office:value="0.0258476449670993" calcext:value-type="float">
            <text:p>0.025847644967099</text:p>
          </table:table-cell>
          <table:table-cell office:value-type="float" office:value="0.19162962962963" calcext:value-type="float">
            <text:p>0.19162962962963</text:p>
          </table:table-cell>
          <table:table-cell table:formula="of:=[.H27]+[.I27]+[.J27]+[.K27]+[.L27]" office:value-type="float" office:value="15.3664990654376" calcext:value-type="float">
            <text:p>15.3664990654376</text:p>
          </table:table-cell>
          <table:table-cell office:value-type="float" office:value="5.23438851814717" calcext:value-type="float">
            <text:p>5.23438851814717</text:p>
          </table:table-cell>
          <table:table-cell office:value-type="float" office:value="3.32570783793926" calcext:value-type="float">
            <text:p>3.32570783793926</text:p>
          </table:table-cell>
          <table:table-cell table:formula="of:=[.J27]" office:value-type="float" office:value="5.4861118919339" calcext:value-type="float">
            <text:p>5.4861118919339</text:p>
          </table:table-cell>
          <table:table-cell table:formula="of:=[.K27]" office:value-type="float" office:value="0.0258476449670993" calcext:value-type="float">
            <text:p>0.025847644967099</text:p>
          </table:table-cell>
          <table:table-cell table:formula="of:=[.L27]" office:value-type="float" office:value="0.19162962962963" calcext:value-type="float">
            <text:p>0.19162962962963</text:p>
          </table:table-cell>
          <table:table-cell table:formula="of:=[.N27]+[.O27]+[.P27]+[.Q27]+[.R27]" office:value-type="float" office:value="14.2636855226171" calcext:value-type="float">
            <text:p>14.2636855226171</text:p>
          </table:table-cell>
        </table:table-row>
        <table:table-row table:style-name="ro2">
          <table:table-cell table:style-name="ce169" office:value-type="string" calcext:value-type="string" table:number-columns-spanned="3" table:number-rows-spanned="1">
            <text:p>Using trained Network</text:p>
          </table:table-cell>
          <table:covered-table-cell table:number-columns-repeated="2"/>
          <table:table-cell table:style-name="ce362"/>
          <table:table-cell table:style-name="ce404"/>
          <table:table-cell table:style-name="ce437"/>
          <table:table-cell table:style-name="ce470"/>
          <table:table-cell table:number-columns-repeated="5"/>
          <table:table-cell table:formula="of:=[.H28]+[.I28]+[.J28]+[.K28]+[.L28]" office:value-type="float" office:value="0" calcext:value-type="float">
            <text:p>0</text:p>
          </table:table-cell>
          <table:table-cell table:number-columns-repeated="2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N28]+[.O28]+[.P28]+[.Q28]+[.R2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63" office:value-type="float" office:value="4" calcext:value-type="float">
            <text:p>4</text:p>
          </table:table-cell>
          <table:table-cell table:style-name="ce405" office:value-type="float" office:value="6" calcext:value-type="float">
            <text:p>6</text:p>
          </table:table-cell>
          <table:table-cell table:style-name="ce438" office:value-type="float" office:value="3" calcext:value-type="float">
            <text:p>3</text:p>
          </table:table-cell>
          <table:table-cell table:style-name="ce471" office:value-type="float" office:value="3" calcext:value-type="float">
            <text:p>3</text:p>
          </table:table-cell>
          <table:table-cell office:value-type="float" office:value="0.655132971587591" calcext:value-type="float">
            <text:p>0.655132971587591</text:p>
          </table:table-cell>
          <table:table-cell office:value-type="float" office:value="1.67596153914928" calcext:value-type="float">
            <text:p>1.67596153914928</text:p>
          </table:table-cell>
          <table:table-cell office:value-type="float" office:value="4.32772818654366" calcext:value-type="float">
            <text:p>4.32772818654366</text:p>
          </table:table-cell>
          <table:table-cell office:value-type="float" office:value="0.0261567963870323" calcext:value-type="float">
            <text:p>0.026156796387032</text:p>
          </table:table-cell>
          <table:table-cell office:value-type="float" office:value="0.216446296894573" calcext:value-type="float">
            <text:p>0.216446296894573</text:p>
          </table:table-cell>
          <table:table-cell table:formula="of:=[.H29]+[.I29]+[.J29]+[.K29]+[.L29]" office:value-type="float" office:value="6.90142579056214" calcext:value-type="float">
            <text:p>6.90142579056214</text:p>
          </table:table-cell>
          <table:table-cell table:number-columns-repeated="2"/>
          <table:table-cell table:formula="of:=[.J29]" office:value-type="float" office:value="4.32772818654366" calcext:value-type="float">
            <text:p>4.32772818654366</text:p>
          </table:table-cell>
          <table:table-cell table:formula="of:=[.K29]" office:value-type="float" office:value="0.0261567963870323" calcext:value-type="float">
            <text:p>0.026156796387032</text:p>
          </table:table-cell>
          <table:table-cell table:formula="of:=[.L29]" office:value-type="float" office:value="0.216446296894573" calcext:value-type="float">
            <text:p>0.216446296894573</text:p>
          </table:table-cell>
          <table:table-cell table:formula="of:=[.N29]+[.O29]+[.P29]+[.Q29]+[.R29]" office:value-type="float" office:value="4.57033127982526" calcext:value-type="float">
            <text:p>4.57033127982526</text:p>
          </table:table-cell>
        </table:table-row>
        <table:table-row table:style-name="ro2">
          <table:table-cell table:number-columns-repeated="3"/>
          <table:table-cell table:style-name="ce364" office:value-type="float" office:value="2" calcext:value-type="float">
            <text:p>2</text:p>
          </table:table-cell>
          <table:table-cell table:style-name="ce406" office:value-type="float" office:value="3" calcext:value-type="float">
            <text:p>3</text:p>
          </table:table-cell>
          <table:table-cell table:style-name="ce439" office:value-type="float" office:value="3" calcext:value-type="float">
            <text:p>3</text:p>
          </table:table-cell>
          <table:table-cell table:style-name="ce472" office:value-type="float" office:value="2" calcext:value-type="float">
            <text:p>2</text:p>
          </table:table-cell>
          <table:table-cell office:value-type="float" office:value="1.3778499851469" calcext:value-type="float">
            <text:p>1.3778499851469</text:p>
          </table:table-cell>
          <table:table-cell office:value-type="float" office:value="3.11557985842228" calcext:value-type="float">
            <text:p>3.11557985842228</text:p>
          </table:table-cell>
          <table:table-cell office:value-type="float" office:value="4.72332745483305" calcext:value-type="float">
            <text:p>4.72332745483305</text:p>
          </table:table-cell>
          <table:table-cell office:value-type="float" office:value="0.0256550529090711" calcext:value-type="float">
            <text:p>0.025655052909071</text:p>
          </table:table-cell>
          <table:table-cell office:value-type="float" office:value="0.397351192519597" calcext:value-type="float">
            <text:p>0.397351192519597</text:p>
          </table:table-cell>
          <table:table-cell table:formula="of:=[.H30]+[.I30]+[.J30]+[.K30]+[.L30]" office:value-type="float" office:value="9.63976354383089" calcext:value-type="float">
            <text:p>9.63976354383089</text:p>
          </table:table-cell>
          <table:table-cell office:value-type="float" office:value="1.19106734928209" calcext:value-type="float">
            <text:p>1.19106734928209</text:p>
          </table:table-cell>
          <table:table-cell office:value-type="float" office:value="2.54806280136108" calcext:value-type="float">
            <text:p>2.54806280136108</text:p>
          </table:table-cell>
          <table:table-cell table:formula="of:=[.J30]" office:value-type="float" office:value="4.72332745483305" calcext:value-type="float">
            <text:p>4.72332745483305</text:p>
          </table:table-cell>
          <table:table-cell table:formula="of:=[.K30]" office:value-type="float" office:value="0.0256550529090711" calcext:value-type="float">
            <text:p>0.025655052909071</text:p>
          </table:table-cell>
          <table:table-cell table:formula="of:=[.L30]" office:value-type="float" office:value="0.397351192519597" calcext:value-type="float">
            <text:p>0.397351192519597</text:p>
          </table:table-cell>
          <table:table-cell table:formula="of:=[.N30]+[.O30]+[.P30]+[.Q30]+[.R30]" office:value-type="float" office:value="8.88546385090489" calcext:value-type="float">
            <text:p>8.88546385090489</text:p>
          </table:table-cell>
        </table:table-row>
        <table:table-row table:style-name="ro2">
          <table:table-cell table:number-columns-repeated="3"/>
          <table:table-cell table:style-name="ce365" office:value-type="float" office:value="1" calcext:value-type="float">
            <text:p>1</text:p>
          </table:table-cell>
          <table:table-cell table:style-name="ce407" office:value-type="float" office:value="2" calcext:value-type="float">
            <text:p>2</text:p>
          </table:table-cell>
          <table:table-cell table:style-name="ce440" office:value-type="float" office:value="7" calcext:value-type="float">
            <text:p>7</text:p>
          </table:table-cell>
          <table:table-cell table:style-name="ce473" office:value-type="float" office:value="5" calcext:value-type="float">
            <text:p>5</text:p>
          </table:table-cell>
          <table:table-cell office:value-type="float" office:value="9.77669842541218" calcext:value-type="float">
            <text:p>9.77669842541218</text:p>
          </table:table-cell>
          <table:table-cell office:value-type="float" office:value="3.87043878436089" calcext:value-type="float">
            <text:p>3.87043878436089</text:p>
          </table:table-cell>
          <table:table-cell office:value-type="float" office:value="2.73484881221943" calcext:value-type="float">
            <text:p>2.73484881221943</text:p>
          </table:table-cell>
          <table:table-cell office:value-type="float" office:value="0.0933973782285098" calcext:value-type="float">
            <text:p>0.09339737822851</text:p>
          </table:table-cell>
          <table:table-cell office:value-type="float" office:value="0.855212388637979" calcext:value-type="float">
            <text:p>0.855212388637979</text:p>
          </table:table-cell>
          <table:table-cell table:formula="of:=[.H31]+[.I31]+[.J31]+[.K31]+[.L31]" office:value-type="float" office:value="17.330595788859" calcext:value-type="float">
            <text:p>17.330595788859</text:p>
          </table:table-cell>
          <table:table-cell office:value-type="float" office:value="9.34225041419268" calcext:value-type="float">
            <text:p>9.34225041419268</text:p>
          </table:table-cell>
          <table:table-cell office:value-type="float" office:value="2.33812965452671" calcext:value-type="float">
            <text:p>2.33812965452671</text:p>
          </table:table-cell>
          <table:table-cell table:formula="of:=[.J31]" office:value-type="float" office:value="2.73484881221943" calcext:value-type="float">
            <text:p>2.73484881221943</text:p>
          </table:table-cell>
          <table:table-cell table:formula="of:=[.K31]" office:value-type="float" office:value="0.0933973782285098" calcext:value-type="float">
            <text:p>0.09339737822851</text:p>
          </table:table-cell>
          <table:table-cell table:formula="of:=[.L31]" office:value-type="float" office:value="0.855212388637979" calcext:value-type="float">
            <text:p>0.855212388637979</text:p>
          </table:table-cell>
          <table:table-cell table:formula="of:=[.N31]+[.O31]+[.P31]+[.Q31]+[.R31]" office:value-type="float" office:value="15.3638386478053" calcext:value-type="float">
            <text:p>15.36383864780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acabada.El content se salía de la tray.</text:p>
          </table:table-cell>
          <table:table-cell table:style-name="ce366" office:value-type="float" office:value="3" calcext:value-type="float">
            <text:p>3</text:p>
          </table:table-cell>
          <table:table-cell table:style-name="ce408" office:value-type="float" office:value="5" calcext:value-type="float">
            <text:p>5</text:p>
          </table:table-cell>
          <table:table-cell table:style-name="ce441" office:value-type="float" office:value="7" calcext:value-type="float">
            <text:p>7</text:p>
          </table:table-cell>
          <table:table-cell table:style-name="ce474" office:value-type="float" office:value="5" calcext:value-type="float">
            <text:p>5</text:p>
          </table:table-cell>
          <table:table-cell office:value-type="float" office:value="4.64744633063674" calcext:value-type="float">
            <text:p>4.64744633063674</text:p>
          </table:table-cell>
          <table:table-cell office:value-type="float" office:value="33.2925736904144" calcext:value-type="float">
            <text:p>33.2925736904144</text:p>
          </table:table-cell>
          <table:table-cell office:value-type="float" office:value="2.78445379071657" calcext:value-type="float">
            <text:p>2.78445379071657</text:p>
          </table:table-cell>
          <table:table-cell office:value-type="float" office:value="0.06185716384652" calcext:value-type="float">
            <text:p>0.06185716384652</text:p>
          </table:table-cell>
          <table:table-cell office:value-type="float" office:value="1.1437707677198" calcext:value-type="float">
            <text:p>1.1437707677198</text:p>
          </table:table-cell>
          <table:table-cell table:formula="of:=[.H32]+[.I32]+[.J32]+[.K32]+[.L32]" office:value-type="float" office:value="41.9301017433341" calcext:value-type="float">
            <text:p>41.9301017433341</text:p>
          </table:table-cell>
          <table:table-cell office:value-type="float" office:value="4.69841732410714" calcext:value-type="float">
            <text:p>4.69841732410714</text:p>
          </table:table-cell>
          <table:table-cell office:value-type="float" office:value="21.2988495826721" calcext:value-type="float">
            <text:p>21.2988495826721</text:p>
          </table:table-cell>
          <table:table-cell table:formula="of:=[.J32]" office:value-type="float" office:value="2.78445379071657" calcext:value-type="float">
            <text:p>2.78445379071657</text:p>
          </table:table-cell>
          <table:table-cell table:formula="of:=[.K32]" office:value-type="float" office:value="0.06185716384652" calcext:value-type="float">
            <text:p>0.06185716384652</text:p>
          </table:table-cell>
          <table:table-cell table:formula="of:=[.L32]" office:value-type="float" office:value="1.1437707677198" calcext:value-type="float">
            <text:p>1.1437707677198</text:p>
          </table:table-cell>
          <table:table-cell table:formula="of:=[.N32]+[.O32]+[.P32]+[.Q32]+[.R32]" office:value-type="float" office:value="29.9873486290622" calcext:value-type="float">
            <text:p>29.98734862906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No acabada.</text:p>
          </table:table-cell>
          <table:table-cell table:style-name="ce367"/>
          <table:table-cell table:style-name="ce409"/>
          <table:table-cell table:style-name="ce442"/>
          <table:table-cell table:style-name="ce475"/>
          <table:table-cell table:number-columns-repeated="5"/>
          <table:table-cell table:formula="of:=[.H33]+[.I33]+[.J33]+[.K33]+[.L33]" office:value-type="float" office:value="0" calcext:value-type="float">
            <text:p>0</text:p>
          </table:table-cell>
          <table:table-cell table:number-columns-repeated="2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0" calcext:value-type="float">
            <text:p>0</text:p>
          </table:table-cell>
          <table:table-cell table:formula="of:=[.L33]" office:value-type="float" office:value="0" calcext:value-type="float">
            <text:p>0</text:p>
          </table:table-cell>
          <table:table-cell table:formula="of:=[.N33]+[.O33]+[.P33]+[.Q33]+[.R3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68"/>
          <table:table-cell table:style-name="ce410"/>
          <table:table-cell table:style-name="ce443"/>
          <table:table-cell table:style-name="ce476"/>
          <table:table-cell table:number-columns-repeated="5"/>
          <table:table-cell table:formula="of:=[.H34]+[.I34]+[.J34]+[.K34]+[.L34]" office:value-type="float" office:value="0" calcext:value-type="float">
            <text:p>0</text:p>
          </table:table-cell>
          <table:table-cell table:number-columns-repeated="2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0" calcext:value-type="float">
            <text:p>0</text:p>
          </table:table-cell>
          <table:table-cell table:formula="of:=[.N34]+[.O34]+[.P34]+[.Q34]+[.R3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69"/>
          <table:table-cell table:style-name="ce411"/>
          <table:table-cell table:style-name="ce444"/>
          <table:table-cell table:style-name="ce477"/>
          <table:table-cell table:number-columns-repeated="5"/>
          <table:table-cell table:formula="of:=[.H35]+[.I35]+[.J35]+[.K35]+[.L35]" office:value-type="float" office:value="0" calcext:value-type="float">
            <text:p>0</text:p>
          </table:table-cell>
          <table:table-cell table:number-columns-repeated="2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N35]+[.O35]+[.P35]+[.Q35]+[.R3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0"/>
          <table:table-cell table:style-name="ce412"/>
          <table:table-cell table:style-name="ce445"/>
          <table:table-cell table:style-name="ce478"/>
          <table:table-cell table:number-columns-repeated="5"/>
          <table:table-cell table:formula="of:=[.H36]+[.I36]+[.J36]+[.K36]+[.L36]" office:value-type="float" office:value="0" calcext:value-type="float">
            <text:p>0</text:p>
          </table:table-cell>
          <table:table-cell table:number-columns-repeated="2"/>
          <table:table-cell table:formula="of:=[.J36]" office:value-type="float" office:value="0" calcext:value-type="float">
            <text:p>0</text:p>
          </table:table-cell>
          <table:table-cell table:formula="of:=[.K36]" office:value-type="float" office:value="0" calcext:value-type="float">
            <text:p>0</text:p>
          </table:table-cell>
          <table:table-cell table:formula="of:=[.L36]" office:value-type="float" office:value="0" calcext:value-type="float">
            <text:p>0</text:p>
          </table:table-cell>
          <table:table-cell table:formula="of:=[.N36]+[.O36]+[.P36]+[.Q36]+[.R3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1"/>
          <table:table-cell table:style-name="ce413"/>
          <table:table-cell table:style-name="ce446"/>
          <table:table-cell table:style-name="ce479"/>
          <table:table-cell table:number-columns-repeated="5"/>
          <table:table-cell table:formula="of:=[.H37]+[.I37]+[.J37]+[.K37]+[.L37]" office:value-type="float" office:value="0" calcext:value-type="float">
            <text:p>0</text:p>
          </table:table-cell>
          <table:table-cell table:number-columns-repeated="2"/>
          <table:table-cell table:formula="of:=[.J37]" office:value-type="float" office:value="0" calcext:value-type="float">
            <text:p>0</text:p>
          </table:table-cell>
          <table:table-cell table:formula="of:=[.K37]" office:value-type="float" office:value="0" calcext:value-type="float">
            <text:p>0</text:p>
          </table:table-cell>
          <table:table-cell table:formula="of:=[.L37]" office:value-type="float" office:value="0" calcext:value-type="float">
            <text:p>0</text:p>
          </table:table-cell>
          <table:table-cell table:formula="of:=[.N37]+[.O37]+[.P37]+[.Q37]+[.R3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2"/>
          <table:table-cell table:style-name="ce414"/>
          <table:table-cell table:style-name="ce447"/>
          <table:table-cell table:style-name="ce480"/>
          <table:table-cell table:number-columns-repeated="5"/>
          <table:table-cell table:formula="of:=[.H38]+[.I38]+[.J38]+[.K38]+[.L38]" office:value-type="float" office:value="0" calcext:value-type="float">
            <text:p>0</text:p>
          </table:table-cell>
          <table:table-cell table:number-columns-repeated="2"/>
          <table:table-cell table:formula="of:=[.J38]" office:value-type="float" office:value="0" calcext:value-type="float">
            <text:p>0</text:p>
          </table:table-cell>
          <table:table-cell table:formula="of:=[.K38]" office:value-type="float" office:value="0" calcext:value-type="float">
            <text:p>0</text:p>
          </table:table-cell>
          <table:table-cell table:formula="of:=[.L38]" office:value-type="float" office:value="0" calcext:value-type="float">
            <text:p>0</text:p>
          </table:table-cell>
          <table:table-cell table:formula="of:=[.N38]+[.O38]+[.P38]+[.Q38]+[.R3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3"/>
          <table:table-cell table:style-name="ce415"/>
          <table:table-cell table:style-name="ce448"/>
          <table:table-cell table:style-name="ce481"/>
          <table:table-cell table:number-columns-repeated="5"/>
          <table:table-cell table:formula="of:=[.H39]+[.I39]+[.J39]+[.K39]+[.L39]" office:value-type="float" office:value="0" calcext:value-type="float">
            <text:p>0</text:p>
          </table:table-cell>
          <table:table-cell table:number-columns-repeated="2"/>
          <table:table-cell table:formula="of:=[.J39]" office:value-type="float" office:value="0" calcext:value-type="float">
            <text:p>0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0" calcext:value-type="float">
            <text:p>0</text:p>
          </table:table-cell>
          <table:table-cell table:formula="of:=[.N39]+[.O39]+[.P39]+[.Q39]+[.R39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4"/>
          <table:table-cell table:style-name="ce416"/>
          <table:table-cell table:style-name="ce449"/>
          <table:table-cell table:style-name="ce482"/>
          <table:table-cell table:number-columns-repeated="5"/>
          <table:table-cell table:formula="of:=[.H40]+[.I40]+[.J40]+[.K40]+[.L40]" office:value-type="float" office:value="0" calcext:value-type="float">
            <text:p>0</text:p>
          </table:table-cell>
          <table:table-cell table:number-columns-repeated="2"/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0" calcext:value-type="float">
            <text:p>0</text:p>
          </table:table-cell>
          <table:table-cell table:formula="of:=[.L40]" office:value-type="float" office:value="0" calcext:value-type="float">
            <text:p>0</text:p>
          </table:table-cell>
          <table:table-cell table:formula="of:=[.N40]+[.O40]+[.P40]+[.Q40]+[.R40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5"/>
          <table:table-cell table:number-columns-repeated="2"/>
          <table:table-cell table:style-name="ce483"/>
          <table:table-cell table:number-columns-repeated="5"/>
          <table:table-cell table:formula="of:=[.H41]+[.I41]+[.J41]+[.K41]+[.L41]" office:value-type="float" office:value="0" calcext:value-type="float">
            <text:p>0</text:p>
          </table:table-cell>
          <table:table-cell table:number-columns-repeated="2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0" calcext:value-type="float">
            <text:p>0</text:p>
          </table:table-cell>
          <table:table-cell table:formula="of:=[.N41]+[.O41]+[.P41]+[.Q41]+[.R4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6"/>
          <table:table-cell table:number-columns-repeated="2"/>
          <table:table-cell table:style-name="ce484"/>
          <table:table-cell table:number-columns-repeated="5"/>
          <table:table-cell table:formula="of:=[.H42]+[.I42]+[.J42]+[.K42]+[.L42]" office:value-type="float" office:value="0" calcext:value-type="float">
            <text:p>0</text:p>
          </table:table-cell>
          <table:table-cell table:number-columns-repeated="2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N42]+[.O42]+[.P42]+[.Q42]+[.R4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7"/>
          <table:table-cell table:number-columns-repeated="2"/>
          <table:table-cell table:style-name="ce485"/>
          <table:table-cell table:number-columns-repeated="5"/>
          <table:table-cell table:formula="of:=[.H43]+[.I43]+[.J43]+[.K43]+[.L43]" office:value-type="float" office:value="0" calcext:value-type="float">
            <text:p>0</text:p>
          </table:table-cell>
          <table:table-cell table:number-columns-repeated="2"/>
          <table:table-cell table:formula="of:=[.J43]" office:value-type="float" office:value="0" calcext:value-type="float">
            <text:p>0</text:p>
          </table:table-cell>
          <table:table-cell table:formula="of:=[.K43]" office:value-type="float" office:value="0" calcext:value-type="float">
            <text:p>0</text:p>
          </table:table-cell>
          <table:table-cell table:formula="of:=[.L43]" office:value-type="float" office:value="0" calcext:value-type="float">
            <text:p>0</text:p>
          </table:table-cell>
          <table:table-cell table:formula="of:=[.N43]+[.O43]+[.P43]+[.Q43]+[.R4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8"/>
          <table:table-cell table:number-columns-repeated="2"/>
          <table:table-cell table:style-name="ce486"/>
          <table:table-cell table:number-columns-repeated="5"/>
          <table:table-cell table:formula="of:=[.H44]+[.I44]+[.J44]+[.K44]+[.L44]" office:value-type="float" office:value="0" calcext:value-type="float">
            <text:p>0</text:p>
          </table:table-cell>
          <table:table-cell table:number-columns-repeated="2"/>
          <table:table-cell table:formula="of:=[.J44]" office:value-type="float" office:value="0" calcext:value-type="float">
            <text:p>0</text:p>
          </table:table-cell>
          <table:table-cell table:formula="of:=[.K44]" office:value-type="float" office:value="0" calcext:value-type="float">
            <text:p>0</text:p>
          </table:table-cell>
          <table:table-cell table:formula="of:=[.L44]" office:value-type="float" office:value="0" calcext:value-type="float">
            <text:p>0</text:p>
          </table:table-cell>
          <table:table-cell table:formula="of:=[.N44]+[.O44]+[.P44]+[.Q44]+[.R44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79"/>
          <table:table-cell table:number-columns-repeated="2"/>
          <table:table-cell table:style-name="ce487"/>
          <table:table-cell table:number-columns-repeated="5"/>
          <table:table-cell table:formula="of:=[.H45]+[.I45]+[.J45]+[.K45]+[.L45]" office:value-type="float" office:value="0" calcext:value-type="float">
            <text:p>0</text:p>
          </table:table-cell>
          <table:table-cell table:number-columns-repeated="2"/>
          <table:table-cell table:formula="of:=[.J45]" office:value-type="float" office:value="0" calcext:value-type="float">
            <text:p>0</text:p>
          </table:table-cell>
          <table:table-cell table:formula="of:=[.K45]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formula="of:=[.N45]+[.O45]+[.P45]+[.Q45]+[.R4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0"/>
          <table:table-cell table:number-columns-repeated="2"/>
          <table:table-cell table:style-name="ce488"/>
          <table:table-cell table:number-columns-repeated="5"/>
          <table:table-cell table:formula="of:=[.H46]+[.I46]+[.J46]+[.K46]+[.L46]" office:value-type="float" office:value="0" calcext:value-type="float">
            <text:p>0</text:p>
          </table:table-cell>
          <table:table-cell table:number-columns-repeated="2"/>
          <table:table-cell table:formula="of:=[.J46]" office:value-type="float" office:value="0" calcext:value-type="float">
            <text:p>0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formula="of:=[.N46]+[.O46]+[.P46]+[.Q46]+[.R4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1"/>
          <table:table-cell table:number-columns-repeated="2"/>
          <table:table-cell table:style-name="ce489"/>
          <table:table-cell table:number-columns-repeated="5"/>
          <table:table-cell table:formula="of:=[.H47]+[.I47]+[.J47]+[.K47]+[.L47]" office:value-type="float" office:value="0" calcext:value-type="float">
            <text:p>0</text:p>
          </table:table-cell>
          <table:table-cell table:number-columns-repeated="2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formula="of:=[.N47]+[.O47]+[.P47]+[.Q47]+[.R47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2"/>
          <table:table-cell table:number-columns-repeated="2"/>
          <table:table-cell table:style-name="ce490"/>
          <table:table-cell table:number-columns-repeated="5"/>
          <table:table-cell table:formula="of:=[.H48]+[.I48]+[.J48]+[.K48]+[.L48]" office:value-type="float" office:value="0" calcext:value-type="float">
            <text:p>0</text:p>
          </table:table-cell>
          <table:table-cell table:number-columns-repeated="2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formula="of:=[.N48]+[.O48]+[.P48]+[.Q48]+[.R4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383"/>
          <table:table-cell table:style-name="ce81"/>
          <table:table-cell table:style-name="ce115"/>
          <table:table-cell table:style-name="ce491"/>
          <table:table-cell table:number-columns-repeated="5"/>
          <table:table-cell table:formula="of:=[.H49]+[.I49]+[.J49]+[.K49]+[.L49]" office:value-type="float" office:value="0" calcext:value-type="float">
            <text:p>0</text:p>
          </table:table-cell>
          <table:table-cell table:number-columns-repeated="2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N49]+[.O49]+[.P49]+[.Q49]+[.R49]" office:value-type="float" office:value="0" calcext:value-type="float">
            <text:p>0</text:p>
          </table:table-cell>
        </table:table-row>
        <calcext:conditional-formats>
          <calcext:conditional-format calcext:target-range-address="'06-07-22'.E9:'06-07-22'.E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0:'06-07-22'.E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1:'06-07-22'.E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2:'06-07-22'.E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3:'06-07-22'.E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4:'06-07-22'.E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5:'06-07-22'.E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6:'06-07-22'.E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7:'06-07-22'.E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8:'06-07-22'.E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19:'06-07-22'.E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0:'06-07-22'.E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1:'06-07-22'.E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2:'06-07-22'.E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3:'06-07-22'.E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4:'06-07-22'.E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5:'06-07-22'.E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6:'06-07-22'.E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7:'06-07-22'.E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8:'06-07-22'.E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29:'06-07-22'.E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0:'06-07-22'.E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1:'06-07-22'.E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2:'06-07-22'.E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3:'06-07-22'.E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4:'06-07-22'.E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5:'06-07-22'.E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6:'06-07-22'.E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7:'06-07-22'.E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8:'06-07-22'.E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39:'06-07-22'.E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40:'06-07-22'.E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9:'06-07-22'.F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0:'06-07-22'.F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1:'06-07-22'.F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2:'06-07-22'.F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3:'06-07-22'.F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4:'06-07-22'.F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5:'06-07-22'.F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6:'06-07-22'.F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7:'06-07-22'.F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8:'06-07-22'.F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19:'06-07-22'.F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0:'06-07-22'.F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1:'06-07-22'.F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2:'06-07-22'.F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3:'06-07-22'.F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4:'06-07-22'.F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5:'06-07-22'.F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6:'06-07-22'.F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7:'06-07-22'.F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8:'06-07-22'.F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29:'06-07-22'.F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0:'06-07-22'.F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1:'06-07-22'.F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2:'06-07-22'.F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3:'06-07-22'.F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4:'06-07-22'.F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5:'06-07-22'.F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6:'06-07-22'.F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7:'06-07-22'.F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8:'06-07-22'.F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39:'06-07-22'.F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40:'06-07-22'.F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9:'06-07-22'.D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0:'06-07-22'.D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1:'06-07-22'.D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2:'06-07-22'.D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3:'06-07-22'.D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4:'06-07-22'.D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5:'06-07-22'.D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6:'06-07-22'.D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7:'06-07-22'.D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8:'06-07-22'.D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19:'06-07-22'.D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0:'06-07-22'.D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1:'06-07-22'.D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2:'06-07-22'.D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3:'06-07-22'.D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4:'06-07-22'.D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5:'06-07-22'.D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6:'06-07-22'.D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7:'06-07-22'.D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8:'06-07-22'.D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29:'06-07-22'.D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0:'06-07-22'.D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1:'06-07-22'.D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2:'06-07-22'.D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3:'06-07-22'.D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4:'06-07-22'.D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5:'06-07-22'.D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6:'06-07-22'.D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7:'06-07-22'.D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8:'06-07-22'.D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39:'06-07-22'.D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0:'06-07-22'.D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1:'06-07-22'.D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2:'06-07-22'.D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3:'06-07-22'.D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4:'06-07-22'.D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5:'06-07-22'.D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6:'06-07-22'.D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7:'06-07-22'.D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8:'06-07-22'.D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49:'06-07-22'.D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8:'06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D8:'06-07-22'.D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E8:'06-07-22'.E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F8:'06-07-22'.F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8:'06-07-22'.G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9:'06-07-22'.G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0:'06-07-22'.G1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1:'06-07-22'.G1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2:'06-07-22'.G1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3:'06-07-22'.G1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4:'06-07-22'.G1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5:'06-07-22'.G1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6:'06-07-22'.G1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7:'06-07-22'.G1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8:'06-07-22'.G1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19:'06-07-22'.G1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0:'06-07-22'.G2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1:'06-07-22'.G2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2:'06-07-22'.G2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3:'06-07-22'.G2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4:'06-07-22'.G2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5:'06-07-22'.G2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6:'06-07-22'.G2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7:'06-07-22'.G2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8:'06-07-22'.G2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29:'06-07-22'.G2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0:'06-07-22'.G3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1:'06-07-22'.G3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2:'06-07-22'.G3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3:'06-07-22'.G3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4:'06-07-22'.G3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5:'06-07-22'.G3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6:'06-07-22'.G3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7:'06-07-22'.G3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8:'06-07-22'.G3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39:'06-07-22'.G3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0:'06-07-22'.G40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1:'06-07-22'.G41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2:'06-07-22'.G42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3:'06-07-22'.G43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4:'06-07-22'.G44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5:'06-07-22'.G45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6:'06-07-22'.G46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7:'06-07-22'.G47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8:'06-07-22'.G48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  <calcext:conditional-format calcext:target-range-address="'06-07-22'.G49:'06-07-22'.G49">
            <calcext:color-scale>
              <calcext:color-scale-entry calcext:value="0" calcext:type="number" calcext:color="#ff0000"/>
              <calcext:color-scale-entry calcext:value="5" calcext:type="number" calcext:color="#ffff00"/>
              <calcext:color-scale-entry calcext:value="1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0:19:26.831189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1:34:32.387475380</meta:creation-date>
    <dc:date>2022-07-06T17:45:51.352039248</dc:date>
    <meta:editing-duration>PT5H34M27S</meta:editing-duration>
    <meta:editing-cycles>5</meta:editing-cycles>
    <meta:generator>LibreOffice/6.4.7.2$Linux_X86_64 LibreOffice_project/40$Build-2</meta:generator>
    <meta:document-statistic meta:table-count="2" meta:cell-count="876" meta:object-count="0"/>
  </office:meta>
</office:document-meta>
</file>